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FAO-Grec Unicode" svg:font-family="'IFAO-Grec Unicode'" style:font-adornments="Regular" style:font-pitch="variable"/>
    <style:font-face style:name="Times1" svg:font-family="Times" style:font-adornments="Bold" style:font-pitch="variable"/>
    <style:font-face style:name="Times" svg:font-family="Time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Allgemeines" style:family="table" style:master-page-name="bl_5f_PageFirst">
      <style:table-properties style:width="11.7cm" style:page-number="auto" table:align="margins"/>
    </style:style>
    <style:style style:name="Allgemeines.A" style:family="table-column">
      <style:table-column-properties style:column-width="3.05cm" style:rel-column-width="17082*"/>
    </style:style>
    <style:style style:name="Allgemeines.B" style:family="table-column">
      <style:table-column-properties style:column-width="8.65cm" style:rel-column-width="48453*"/>
    </style:style>
    <style:style style:name="Allgemeines.1" style:family="table-row">
      <style:table-row-properties fo:keep-together="always"/>
    </style:style>
    <style:style style:name="Allgemeines.A1" style:family="table-cell">
      <style:table-cell-properties fo:padding-left="0.101cm" fo:padding-right="0.101cm" fo:padding-top="0cm" fo:padding-bottom="0cm" fo:border="none"/>
    </style:style>
    <style:style style:name="Allgemeines.B1" style:family="table-cell">
      <style:table-cell-properties fo:padding-left="0.101cm" fo:padding-right="0.101cm" fo:padding-top="0cm" fo:padding-bottom="0cm" fo:border-left="0.05pt solid #000000" fo:border-right="none" fo:border-top="none" fo:border-bottom="none"/>
    </style:style>
    <style:style style:name="Publikation" style:family="table">
      <style:table-properties style:width="11.7cm" table:align="margins"/>
    </style:style>
    <style:style style:name="Publikation.A" style:family="table-column">
      <style:table-column-properties style:column-width="1.499cm" style:rel-column-width="8398*"/>
    </style:style>
    <style:style style:name="Publikation.B" style:family="table-column">
      <style:table-column-properties style:column-width="1.55cm" style:rel-column-width="8684*"/>
    </style:style>
    <style:style style:name="Publikation.C" style:family="table-column">
      <style:table-column-properties style:column-width="8.65cm" style:rel-column-width="48453*"/>
    </style:style>
    <style:style style:name="Publikation.1" style:family="table-row">
      <style:table-row-properties fo:keep-together="always"/>
    </style:style>
    <style:style style:name="Publikation.A1" style:family="table-cell">
      <style:table-cell-properties fo:padding-left="0.101cm" fo:padding-right="0.101cm" fo:padding-top="0cm" fo:padding-bottom="0cm" fo:border="none"/>
    </style:style>
    <style:style style:name="Publikation.C1" style:family="table-cell">
      <style:table-cell-properties fo:padding-left="0.101cm" fo:padding-right="0.101cm" fo:padding-top="0cm" fo:padding-bottom="0cm" fo:border-left="0.05pt solid #000000" fo:border-right="none" fo:border-top="none" fo:border-bottom="none"/>
    </style:style>
    <style:style style:name="Spezial" style:family="table">
      <style:table-properties style:width="11.7cm" table:align="margins"/>
    </style:style>
    <style:style style:name="Spezial.A" style:family="table-column">
      <style:table-column-properties style:column-width="1.328cm" style:rel-column-width="7439*"/>
    </style:style>
    <style:style style:name="Spezial.B" style:family="table-column">
      <style:table-column-properties style:column-width="1.782cm" style:rel-column-width="9978*"/>
    </style:style>
    <style:style style:name="Spezial.C" style:family="table-column">
      <style:table-column-properties style:column-width="0.921cm" style:rel-column-width="5157*"/>
    </style:style>
    <style:style style:name="Spezial.D" style:family="table-column">
      <style:table-column-properties style:column-width="7.669cm" style:rel-column-width="42961*"/>
    </style:style>
    <style:style style:name="Spezial.1" style:family="table-row">
      <style:table-row-properties fo:keep-together="always"/>
    </style:style>
    <style:style style:name="Spezial.A1" style:family="table-cell">
      <style:table-cell-properties fo:padding-left="0.101cm" fo:padding-right="0.101cm" fo:padding-top="0.097cm" fo:padding-bottom="0.097cm" fo:border-left="none" fo:border-right="0.05pt solid #000000" fo:border-top="none" fo:border-bottom="none"/>
    </style:style>
    <style:style style:name="Spezial.B1" style:family="table-cell">
      <style:table-cell-properties fo:padding-left="0.101cm" fo:padding-right="0.101cm" fo:padding-top="0cm" fo:padding-bottom="0cm" fo:border="none"/>
    </style:style>
    <style:style style:name="Spezial.D1" style:family="table-cell">
      <style:table-cell-properties fo:padding-left="0.101cm" fo:padding-right="0.101cm" fo:padding-top="0cm" fo:padding-bottom="0cm" fo:border-left="0.05pt solid #000000" fo:border-right="none" fo:border-top="none" fo:border-bottom="none"/>
    </style:style>
    <style:style style:name="Table1" style:family="table">
      <style:table-properties style:width="11.7cm" table:align="margins"/>
    </style:style>
    <style:style style:name="Table1.A" style:family="table-column">
      <style:table-column-properties style:column-width="1.499cm" style:rel-column-width="8398*"/>
    </style:style>
    <style:style style:name="Table1.B" style:family="table-column">
      <style:table-column-properties style:column-width="1.55cm" style:rel-column-width="8684*"/>
    </style:style>
    <style:style style:name="Table1.C" style:family="table-column">
      <style:table-column-properties style:column-width="8.65cm" style:rel-column-width="48453*"/>
    </style:style>
    <style:style style:name="Table1.1" style:family="table-row">
      <style:table-row-properties fo:keep-together="always"/>
    </style:style>
    <style:style style:name="Table1.A1" style:family="table-cell">
      <style:table-cell-properties fo:padding-left="0.101cm" fo:padding-right="0.101cm" fo:padding-top="0cm" fo:padding-bottom="0cm" fo:border="none"/>
    </style:style>
    <style:style style:name="Table1.C1" style:family="table-cell">
      <style:table-cell-properties fo:padding-left="0.101cm" fo:padding-right="0.101cm" fo:padding-top="0cm" fo:padding-bottom="0cm" fo:border-left="0.05pt solid #000000" fo:border-right="none" fo:border-top="none" fo:border-bottom="none"/>
    </style:style>
    <style:style style:name="P1" style:family="paragraph" style:parent-style-name="blHeader">
      <style:paragraph-properties>
        <style:tab-stops>
          <style:tab-stop style:position="3.096cm" style:type="right"/>
          <style:tab-stop style:position="11.7cm" style:type="right"/>
        </style:tab-stops>
      </style:paragraph-properties>
      <style:text-properties officeooo:paragraph-rsid="00d11cd8"/>
    </style:style>
    <style:style style:name="P2" style:family="paragraph" style:parent-style-name="blHeader">
      <style:paragraph-properties fo:text-align="start" style:justify-single-word="false">
        <style:tab-stops>
          <style:tab-stop style:position="2.997cm" style:type="right"/>
          <style:tab-stop style:position="11.7cm" style:type="right"/>
        </style:tab-stops>
      </style:paragraph-properties>
      <style:text-properties officeooo:paragraph-rsid="00a4494d"/>
    </style:style>
    <style:style style:name="P3" style:family="paragraph" style:parent-style-name="blTableContentNumber">
      <style:text-properties officeooo:paragraph-rsid="00c25493"/>
    </style:style>
    <style:style style:name="P4" style:family="paragraph" style:parent-style-name="blTableContentNumber">
      <style:text-properties officeooo:paragraph-rsid="00c6a81a"/>
    </style:style>
    <style:style style:name="P5" style:family="paragraph" style:parent-style-name="blTableContentNumber">
      <style:text-properties officeooo:rsid="00cb39e5" officeooo:paragraph-rsid="00cb39e5"/>
    </style:style>
    <style:style style:name="P6" style:family="paragraph" style:parent-style-name="blTableContentNumber">
      <style:text-properties officeooo:paragraph-rsid="00d8db8f"/>
    </style:style>
    <style:style style:name="P7" style:family="paragraph" style:parent-style-name="blTableContentCorrection">
      <style:text-properties officeooo:paragraph-rsid="00ba1d7b"/>
    </style:style>
    <style:style style:name="P8" style:family="paragraph" style:parent-style-name="blTableContentCorrection">
      <style:text-properties officeooo:paragraph-rsid="00c25493"/>
    </style:style>
    <style:style style:name="P9" style:family="paragraph" style:parent-style-name="blTableContentCorrection">
      <style:text-properties officeooo:paragraph-rsid="00c6a81a"/>
    </style:style>
    <style:style style:name="P10" style:family="paragraph" style:parent-style-name="blTableContentCorrection">
      <style:text-properties officeooo:paragraph-rsid="00d8db8f"/>
    </style:style>
    <style:style style:name="P11" style:family="paragraph" style:parent-style-name="blTableContentLine">
      <style:text-properties officeooo:paragraph-rsid="00ba1d7b"/>
    </style:style>
    <style:style style:name="P12" style:family="paragraph" style:parent-style-name="blTableContentLine">
      <style:text-properties officeooo:paragraph-rsid="00c25493"/>
    </style:style>
    <style:style style:name="P13" style:family="paragraph" style:parent-style-name="blTableContentLine">
      <style:text-properties officeooo:paragraph-rsid="00c6a81a"/>
    </style:style>
    <style:style style:name="P14" style:family="paragraph" style:parent-style-name="blTableContentLine">
      <style:text-properties officeooo:paragraph-rsid="00d8db8f"/>
    </style:style>
    <style:style style:name="P15" style:family="paragraph" style:parent-style-name="blTableContentPage">
      <style:text-properties officeooo:paragraph-rsid="00c6a81a"/>
    </style:style>
    <style:style style:name="P16" style:family="paragraph" style:parent-style-name="Heading_20_1">
      <style:text-properties officeooo:rsid="00c5f295" officeooo:paragraph-rsid="00c5f295"/>
    </style:style>
    <style:style style:name="P17" style:family="paragraph" style:parent-style-name="Heading_20_1">
      <style:text-properties officeooo:rsid="00c5f295" officeooo:paragraph-rsid="00d8db8f"/>
    </style:style>
    <style:style style:name="P18" style:family="paragraph" style:parent-style-name="Heading_20_1">
      <style:text-properties officeooo:paragraph-rsid="00d8db8f"/>
    </style:style>
    <style:style style:name="T1" style:family="text">
      <style:text-properties officeooo:rsid="0023dfc3"/>
    </style:style>
    <style:style style:name="T2" style:family="text">
      <style:text-properties officeooo:rsid="009a8d7d"/>
    </style:style>
    <style:style style:name="T3" style:family="text">
      <style:text-properties fo:font-weight="normal" style:font-weight-asian="normal" style:font-weight-complex="normal"/>
    </style:style>
    <style:style style:name="PAberd" style:family="table">
      <style:table-properties style:width="11.7cm" table:align="margins"/>
    </style:style>
    <style:style style:name="PAberd.A" style:family="table-column">
      <style:table-column-properties style:column-width="1.499cm" style:rel-column-width="8398*"/>
    </style:style>
    <style:style style:name="PAberd.B" style:family="table-column">
      <style:table-column-properties style:column-width="1.55cm" style:rel-column-width="8684*"/>
    </style:style>
    <style:style style:name="PAberd.C" style:family="table-column">
      <style:table-column-properties style:column-width="8.65cm" style:rel-column-width="48453*"/>
    </style:style>
    <style:style style:name="PAberd.1" style:family="table-row">
      <style:table-row-properties fo:keep-together="always"/>
    </style:style>
    <style:style style:name="PAberd.A1" style:family="table-cell">
      <style:table-cell-properties fo:padding-left="0.101cm" fo:padding-right="0.101cm" fo:padding-top="0cm" fo:padding-bottom="0cm" fo:border="none"/>
    </style:style>
    <style:style style:name="PAberd.C1" style:family="table-cell">
      <style:table-cell-properties fo:padding-left="0.101cm" fo:padding-right="0.101cm" fo:padding-top="0cm" fo:padding-bottom="0cm" fo:border-left="0.05pt solid #000000" fo:border-right="none" fo:border-top="none" fo:border-bottom="none"/>
    </style:style>
    <style:style style:name="PAbinn" style:family="table">
      <style:table-properties style:width="11.7cm" table:align="margins"/>
    </style:style>
    <style:style style:name="PAbinn.A" style:family="table-column">
      <style:table-column-properties style:column-width="1.499cm" style:rel-column-width="8398*"/>
    </style:style>
    <style:style style:name="PAbinn.B" style:family="table-column">
      <style:table-column-properties style:column-width="1.55cm" style:rel-column-width="8684*"/>
    </style:style>
    <style:style style:name="PAbinn.C" style:family="table-column">
      <style:table-column-properties style:column-width="8.65cm" style:rel-column-width="48453*"/>
    </style:style>
    <style:style style:name="PAbinn.1" style:family="table-row">
      <style:table-row-properties fo:keep-together="always"/>
    </style:style>
    <style:style style:name="PAbinn.A1" style:family="table-cell">
      <style:table-cell-properties fo:padding-left="0.101cm" fo:padding-right="0.101cm" fo:padding-top="0cm" fo:padding-bottom="0cm" fo:border="none"/>
    </style:style>
    <style:style style:name="PAbinn.C1" style:family="table-cell">
      <style:table-cell-properties fo:padding-left="0.101cm" fo:padding-right="0.101cm" fo:padding-top="0cm" fo:padding-bottom="0cm" fo:border-left="0.05pt solid #000000" fo:border-right="none" fo:border-top="none" fo:border-bottom="none"/>
    </style:style>
    <style:style style:name="PAchmm" style:family="table">
      <style:table-properties style:width="11.7cm" table:align="margins"/>
    </style:style>
    <style:style style:name="PAchmm.A" style:family="table-column">
      <style:table-column-properties style:column-width="1.499cm" style:rel-column-width="8398*"/>
    </style:style>
    <style:style style:name="PAchmm.B" style:family="table-column">
      <style:table-column-properties style:column-width="1.55cm" style:rel-column-width="8684*"/>
    </style:style>
    <style:style style:name="PAchmm.C" style:family="table-column">
      <style:table-column-properties style:column-width="8.65cm" style:rel-column-width="48453*"/>
    </style:style>
    <style:style style:name="PAchmm.1" style:family="table-row">
      <style:table-row-properties fo:keep-together="always"/>
    </style:style>
    <style:style style:name="PAchmm.A1" style:family="table-cell">
      <style:table-cell-properties fo:padding-left="0.101cm" fo:padding-right="0.101cm" fo:padding-top="0cm" fo:padding-bottom="0cm" fo:border="none"/>
    </style:style>
    <style:style style:name="PAchmm.C1" style:family="table-cell">
      <style:table-cell-properties fo:padding-left="0.101cm" fo:padding-right="0.101cm" fo:padding-top="0cm" fo:padding-bottom="0cm" fo:border-left="0.05pt solid #000000" fo:border-right="none" fo:border-top="none" fo:border-bottom="none"/>
    </style:style>
    <style:style style:name="PAdler" style:family="table">
      <style:table-properties style:width="11.7cm" table:align="margins"/>
    </style:style>
    <style:style style:name="PAdler.A" style:family="table-column">
      <style:table-column-properties style:column-width="1.499cm" style:rel-column-width="8398*"/>
    </style:style>
    <style:style style:name="PAdler.B" style:family="table-column">
      <style:table-column-properties style:column-width="1.55cm" style:rel-column-width="8684*"/>
    </style:style>
    <style:style style:name="PAdler.C" style:family="table-column">
      <style:table-column-properties style:column-width="8.65cm" style:rel-column-width="48453*"/>
    </style:style>
    <style:style style:name="PAdler.1" style:family="table-row">
      <style:table-row-properties fo:keep-together="always"/>
    </style:style>
    <style:style style:name="PAdler.A1" style:family="table-cell">
      <style:table-cell-properties fo:padding-left="0.101cm" fo:padding-right="0.101cm" fo:padding-top="0cm" fo:padding-bottom="0cm" fo:border="none"/>
    </style:style>
    <style:style style:name="PAdler.C1" style:family="table-cell">
      <style:table-cell-properties fo:padding-left="0.101cm" fo:padding-right="0.101cm" fo:padding-top="0cm" fo:padding-bottom="0cm" fo:border-left="0.05pt solid #000000" fo:border-right="none" fo:border-top="none" fo:border-bottom="none"/>
    </style:style>
    <style:style style:name="PAlex" style:family="table">
      <style:table-properties style:width="11.7cm" table:align="margins"/>
    </style:style>
    <style:style style:name="PAlex.A" style:family="table-column">
      <style:table-column-properties style:column-width="1.328cm" style:rel-column-width="7439*"/>
    </style:style>
    <style:style style:name="PAlex.B" style:family="table-column">
      <style:table-column-properties style:column-width="1.782cm" style:rel-column-width="9978*"/>
    </style:style>
    <style:style style:name="PAlex.C" style:family="table-column">
      <style:table-column-properties style:column-width="0.921cm" style:rel-column-width="5157*"/>
    </style:style>
    <style:style style:name="PAlex.D" style:family="table-column">
      <style:table-column-properties style:column-width="7.669cm" style:rel-column-width="42961*"/>
    </style:style>
    <style:style style:name="PAlex.1" style:family="table-row">
      <style:table-row-properties fo:keep-together="always"/>
    </style:style>
    <style:style style:name="PAlex.A1" style:family="table-cell">
      <style:table-cell-properties fo:padding-left="0.101cm" fo:padding-right="0.101cm" fo:padding-top="0.097cm" fo:padding-bottom="0.097cm" fo:border-left="none" fo:border-right="0.05pt solid #000000" fo:border-top="none" fo:border-bottom="none"/>
    </style:style>
    <style:style style:name="PAlex.B1" style:family="table-cell">
      <style:table-cell-properties fo:padding-left="0.101cm" fo:padding-right="0.101cm" fo:padding-top="0cm" fo:padding-bottom="0cm" fo:border="none"/>
    </style:style>
    <style:style style:name="PAlex.D1" style:family="table-cell">
      <style:table-cell-properties fo:padding-left="0.101cm" fo:padding-right="0.101cm" fo:padding-top="0cm" fo:padding-bottom="0cm" fo:border-left="0.05pt solid #000000" fo:border-right="none" fo:border-top="none" fo:border-bottom="none"/>
    </style:style>
    <style:style style:name="PAlexGiss" style:family="table">
      <style:table-properties style:width="11.7cm" table:align="margins"/>
    </style:style>
    <style:style style:name="PAlexGiss.A" style:family="table-column">
      <style:table-column-properties style:column-width="1.499cm" style:rel-column-width="8398*"/>
    </style:style>
    <style:style style:name="PAlexGiss.B" style:family="table-column">
      <style:table-column-properties style:column-width="1.55cm" style:rel-column-width="8684*"/>
    </style:style>
    <style:style style:name="PAlexGiss.C" style:family="table-column">
      <style:table-column-properties style:column-width="8.65cm" style:rel-column-width="48453*"/>
    </style:style>
    <style:style style:name="PAlexGiss.1" style:family="table-row">
      <style:table-row-properties fo:keep-together="always"/>
    </style:style>
    <style:style style:name="PAlexGiss.A1" style:family="table-cell">
      <style:table-cell-properties fo:padding-left="0.101cm" fo:padding-right="0.101cm" fo:padding-top="0cm" fo:padding-bottom="0cm" fo:border="none"/>
    </style:style>
    <style:style style:name="PAlexGiss.C1" style:family="table-cell">
      <style:table-cell-properties fo:padding-left="0.101cm" fo:padding-right="0.101cm" fo:padding-top="0cm" fo:padding-bottom="0cm" fo:border-left="0.05pt solid #000000" fo:border-right="none" fo:border-top="none" fo:border-bottom="none"/>
    </style:style>
    <style:style style:name="PAmhII" style:family="table">
      <style:table-properties style:width="11.7cm" table:align="margins"/>
    </style:style>
    <style:style style:name="PAmhII.A" style:family="table-column">
      <style:table-column-properties style:column-width="1.499cm" style:rel-column-width="8398*"/>
    </style:style>
    <style:style style:name="PAmhII.B" style:family="table-column">
      <style:table-column-properties style:column-width="1.55cm" style:rel-column-width="8684*"/>
    </style:style>
    <style:style style:name="PAmhII.C" style:family="table-column">
      <style:table-column-properties style:column-width="8.65cm" style:rel-column-width="48453*"/>
    </style:style>
    <style:style style:name="PAmhII.1" style:family="table-row">
      <style:table-row-properties fo:keep-together="always"/>
    </style:style>
    <style:style style:name="PAmhII.A1" style:family="table-cell">
      <style:table-cell-properties fo:padding-left="0.101cm" fo:padding-right="0.101cm" fo:padding-top="0cm" fo:padding-bottom="0cm" fo:border="none"/>
    </style:style>
    <style:style style:name="PAmhII.C1" style:family="table-cell">
      <style:table-cell-properties fo:padding-left="0.101cm" fo:padding-right="0.101cm" fo:padding-top="0cm" fo:padding-bottom="0cm" fo:border-left="0.05pt solid #000000" fo:border-right="none" fo:border-top="none" fo:border-bottom="none"/>
    </style:style>
    <style:style style:name="PAmmon" style:family="table">
      <style:table-properties style:width="11.7cm" table:align="margins"/>
    </style:style>
    <style:style style:name="PAmmon.A" style:family="table-column">
      <style:table-column-properties style:column-width="1.499cm" style:rel-column-width="8398*"/>
    </style:style>
    <style:style style:name="PAmmon.B" style:family="table-column">
      <style:table-column-properties style:column-width="1.55cm" style:rel-column-width="8684*"/>
    </style:style>
    <style:style style:name="PAmmon.C" style:family="table-column">
      <style:table-column-properties style:column-width="8.65cm" style:rel-column-width="48453*"/>
    </style:style>
    <style:style style:name="PAmmon.1" style:family="table-row">
      <style:table-row-properties fo:keep-together="always"/>
    </style:style>
    <style:style style:name="PAmmon.A1" style:family="table-cell">
      <style:table-cell-properties fo:padding-left="0.101cm" fo:padding-right="0.101cm" fo:padding-top="0cm" fo:padding-bottom="0cm" fo:border="none"/>
    </style:style>
    <style:style style:name="PAmmon.C1" style:family="table-cell">
      <style:table-cell-properties fo:padding-left="0.101cm" fo:padding-right="0.101cm" fo:padding-top="0cm" fo:padding-bottom="0cm" fo:border-left="0.05pt solid #000000" fo:border-right="none" fo:border-top="none" fo:border-botto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Allgemeines" table:style-name="Allgemeines">
        <table:table-column table:style-name="Allgemeines.A"/>
        <table:table-column table:style-name="Allgemeines.B"/>
        <table:table-row table:style-name="Allgemeines.1">
          <table:table-cell table:style-name="Allgemeines.A1" office:value-type="string">
            <text:p text:style-name="blTableContentLine">Eirenarchie</text:p>
          </table:table-cell>
          <table:table-cell table:style-name="Allgemeines.B1" office:value-type="string">
            <text:p text:style-name="blTableContentCorrection">Zum Amt des Eirenarchen vgl. P. Sänger, Tyche 20 (2005), S. 143-204.</text:p>
          </table:table-cell>
        </table:table-row>
        <table:table-row table:style-name="Allgemeines.1">
          <table:table-cell table:style-name="Allgemeines.A1" office:value-type="string">
            <text:p text:style-name="blTableContentLine">x-δραχμ.</text:p>
          </table:table-cell>
          <table:table-cell table:style-name="Allgemeines.B1" office:value-type="string">
            <text:p text:style-name="blTableContentCorrection">x-δραχμος → x-δραχμία in allen Fällen, wo der Steuername gemeint ist, P. Sijp. 20, Anm. zu Z. 13.</text:p>
          </table:table-cell>
        </table:table-row>
        <table:table-row table:style-name="Allgemeines.1">
          <table:table-cell table:style-name="Allgemeines.A1" office:value-type="string">
            <text:p text:style-name="blTableContentLine">ἀλλόφυλος</text:p>
          </table:table-cell>
          <table:table-cell table:style-name="Allgemeines.B1" office:value-type="string">
            <text:p text:style-name="blTableContentCorrection">Nicht immer ist die Bedeutung „gravedigger“ (gegen B.L. 11, S. 1), in manchen Papyri  einfach „having an origin elsewhere“, R. Smolders, Chr.d’Ég. 79 (2004), S. 238-239.</text:p>
          </table:table-cell>
        </table:table-row>
        <table:table-row table:style-name="Allgemeines.1">
          <table:table-cell table:style-name="Allgemeines.A1" office:value-type="string">
            <text:p text:style-name="blTableContentLine">ἀμφοδαρχία</text:p>
          </table:table-cell>
          <table:table-cell table:style-name="Allgemeines.B1" office:value-type="string">
            <text:p text:style-name="blTableContentCorrection">ἀμφοδαρχία bezeichnet nur das Büro des Amphodarchen und ist nicht äquivalent mit ἄμφοδον, vgl. R.P. Salomons in P. Horak 81, Anm. zu Z. 2.</text:p>
          </table:table-cell>
        </table:table-row>
        <table:table-row table:style-name="Allgemeines.1">
          <table:table-cell table:style-name="Allgemeines.A1" office:value-type="string">
            <text:p text:style-name="blTableContentLine">γῆ ὑπόλογος</text:p>
          </table:table-cell>
          <table:table-cell table:style-name="Allgemeines.B1" office:value-type="string">
            <text:p text:style-name="blTableContentCorrection">γῆ ὑπόλογος ist ein „ghost-expression“; ὑπόλογος ist ein Substantiv, vgl. schon P. Beatty Panop. 2, Anm. zu Z. 129 und S. Alessandrì, Le vendite fiscali I, S. 231-239, spez. S. 237, Anm. 34.</text:p>
          </table:table-cell>
        </table:table-row>
        <table:table-row table:style-name="Allgemeines.1">
          <table:table-cell table:style-name="Allgemeines.A1" office:value-type="string">
            <text:p text:style-name="blTableContentLine">Δομιτιανός</text:p>
          </table:table-cell>
          <table:table-cell table:style-name="Allgemeines.B1" office:value-type="string">
            <text:p text:style-name="blTableContentCorrection">Zur Identifikation dieses Monats vgl. D. Hagedorn, Z.P.E. 159 (2007), S 261-266.</text:p>
          </table:table-cell>
        </table:table-row>
        <table:table-row table:style-name="Allgemeines.1">
          <table:table-cell table:style-name="Allgemeines.A1" office:value-type="string">
            <text:p text:style-name="blTableContentLine">ἐν Ἀρ( )</text:p>
          </table:table-cell>
          <table:table-cell table:style-name="Allgemeines.B1" office:value-type="string">
            <text:p text:style-name="blTableContentCorrection">(In arsinoitischen Verträgen des 6. und 7. Jahrh.) Die Auflösung zu ἐν Ἀρ(σινοιτῶν πόλει) scheint die richtige zu sein, vgl. die Literaturangaben in P. Eirene 2. 28, Anm. zu Z. 5.</text:p>
          </table:table-cell>
        </table:table-row>
        <table:table-row table:style-name="Allgemeines.1">
          <table:table-cell table:style-name="Allgemeines.A1" office:value-type="string">
            <text:p text:style-name="blTableContentLine">Ἡράκληος</text:p>
          </table:table-cell>
          <table:table-cell table:style-name="Allgemeines.B1" office:value-type="string">
            <text:p text:style-name="blTableContentCorrection">Zum falschen Nominativ Ἡράκληος s. J. Bingen, Z.P.E. 163 (2007), S. 188-190.</text:p>
          </table:table-cell>
        </table:table-row>
        <table:table-row table:style-name="Allgemeines.1">
          <table:table-cell table:style-name="Allgemeines.A1" office:value-type="string">
            <text:p text:style-name="blTableContentLine">Καισάρειον</text:p>
          </table:table-cell>
          <table:table-cell table:style-name="Allgemeines.B1" office:value-type="string">
            <text:p text:style-name="blTableContentCorrection">Zur Funktion des Καισάρειον vgl. S. Strassi, Archiv 52 (2006), S. 229-230.</text:p>
          </table:table-cell>
        </table:table-row>
        <table:table-row table:style-name="Allgemeines.1">
          <table:table-cell table:style-name="Allgemeines.A1" office:value-type="string">
            <text:p text:style-name="blTableContentLine">καταμήνιοι</text:p>
          </table:table-cell>
          <table:table-cell table:style-name="Allgemeines.B1" office:value-type="string">
            <text:p text:style-name="blTableContentCorrection">Kein Zeitarbeiter, die für einen Monat eingestellt waren, sondern permanente Arbeiter, deren Lohn monatlich berechnet wurde, J. Banaji, Agrarian Change in Late Antiquity, S. 108, Anm. 28.</text:p>
          </table:table-cell>
        </table:table-row>
        <table:table-row table:style-name="Allgemeines.1">
          <table:table-cell table:style-name="Allgemeines.A1" office:value-type="string">
            <text:p text:style-name="blTableContentLine">ὁ ἐπὶ τῶν κατὰ τὴν Θηβαίδα / θηβάρχης</text:p>
          </table:table-cell>
          <table:table-cell table:style-name="Allgemeines.B1" office:value-type="string">
            <text:p text:style-name="blTableContentCorrection">Zur Identifikation des ὁ ἐπὶ τῶν κατὰ τὴν Θηβαίδα mit dem Thebarchen, vgl. B. McGing, Archiv 50 (2004), S. 133; zum Thebarchen s. S. 119-137.</text:p>
          </table:table-cell>
        </table:table-row>
        <table:table-row table:style-name="Allgemeines.1">
          <table:table-cell table:style-name="Allgemeines.A1" office:value-type="string">
            <text:p text:style-name="blTableContentLine">ὀθόνιον</text:p>
          </table:table-cell>
          <table:table-cell table:style-name="Allgemeines.B1" office:value-type="string">
            <text:p text:style-name="blTableContentCorrection">ὀθόνιον bedeutet in Zusammenhang mit dem Adjektiv βύσσινος „garment“ oder „cloth“, N. Quenouille, Papyrologica Lupiensia 14 (2005), S. 232.</text:p>
          </table:table-cell>
        </table:table-row>
        <table:table-row table:style-name="Allgemeines.1">
          <table:table-cell table:style-name="Allgemeines.A1" office:value-type="string">
            <text:p text:style-name="blTableContentLine">οἰνάριον</text:p>
          </table:table-cell>
          <table:table-cell table:style-name="Allgemeines.B1" office:value-type="string">
            <text:p text:style-name="blTableContentCorrection">Οἰνάριον deutet auf eine konkrete Menge an bereits abgefülltem bzw. abgemessenem Wein, und hat keine pejorative Konnotation, vgl. P. Eirene 2. 20, Anm. zu Z. 2.</text:p>
          </table:table-cell>
        </table:table-row>
        <table:table-row table:style-name="Allgemeines.1">
          <table:table-cell table:style-name="Allgemeines.A1" office:value-type="string">
            <text:p text:style-name="blTableContentLine">π/</text:p>
          </table:table-cell>
          <table:table-cell table:style-name="Allgemeines.B1" office:value-type="string">
            <text:p text:style-name="blTableContentCorrection">Das isolierte π/   am Anfang offizieller byzantinischer Briefe ist aufzulösen als π(αράκειται), „è accluso“; jeder Brief mit π/  ist also eine Beilage, „attachment“, G. Messeri - R. Pintaudi, P. Soc.Com., S. 145-151 (gegen B.L. 12, S. 1). 
Aber: Die Auflösung der Sigel π/ zu π(αρά) (vgl. B.L. 12, S. 1) ist zu bestätigen, A. Papathomas, B.A.S.P. 43 (2006), S. 162 (zu P. Köln 10. 420, 7).</text:p>
          </table:table-cell>
        </table:table-row>
        <table:table-row table:style-name="Allgemeines.1">
          <table:table-cell table:style-name="Allgemeines.A1" office:value-type="string">
            <text:p text:style-name="blTableContentLine">παρὰ τῷ κυρίῳ θεῷ</text:p>
          </table:table-cell>
          <table:table-cell table:style-name="Allgemeines.B1" office:value-type="string">
            <text:p text:style-name="blTableContentCorrection">Diese Formel kann im 4. Jahrh. von Christen und von Heiden verwendet werden, M. Choat, Belief and Cult in Fourth-Century Papyri, S. 108-112.</text:p>
          </table:table-cell>
        </table:table-row>
        <table:table-row table:style-name="Allgemeines.1">
          <table:table-cell table:style-name="Allgemeines.A1" office:value-type="string">
            <text:p text:style-name="blTableContentLine">πάρολκος</text:p>
          </table:table-cell>
          <table:table-cell table:style-name="Allgemeines.B1" office:value-type="string">
            <text:p text:style-name="blTableContentCorrection">πάρολκος bedeutet „Schiffsslepper, Treidler“ oder in technischer Spezialbedeutung „Seil- oder Treidelwinde“; die Bedeutung „Schlepptau“ muß gestrichen werden, R. Duttenhöfer, Aeg. 86 (2006), S. 112-113.</text:p>
          </table:table-cell>
        </table:table-row>
        <table:table-row table:style-name="Allgemeines.1">
          <table:table-cell table:style-name="Allgemeines.A1" office:value-type="string">
            <text:p text:style-name="blTableContentLine">πρεσβύτερος</text:p>
          </table:table-cell>
          <table:table-cell table:style-name="Allgemeines.B1" office:value-type="string">
            <text:p text:style-name="blTableContentCorrection">Dokumentarische Belege für Presbyter aus dem 4.-6. Jahrh., auch wenn mit einem Dorfsnamen verbunden, verweisen auf christlichen Geistlichen, nicht auf Dorfbeamten, vgl. F. Mitthoff in C.P.R. 23. 30, Anm. zu Z. 3-4; bis in die 1. Hälfte des 4. Jahrh. bleiben Verweise auf säkularen Dorfältesten möglich, vgl. M. Choat, Belief and Cult in Fourth-Century Papyri, S. 61-67.</text:p>
          </table:table-cell>
        </table:table-row>
        <table:table-row table:style-name="Allgemeines.1">
          <table:table-cell table:style-name="Allgemeines.A1" office:value-type="string">
            <text:p text:style-name="blTableContentLine">συντελεστής</text:p>
          </table:table-cell>
          <table:table-cell table:style-name="Allgemeines.B1" office:value-type="string">
            <text:p text:style-name="blTableContentCorrection">συντελεστής: nur einfach „taxpayer“ oder „taxpaying landowner“ (gegen J. Gascou, Travaux et Ṃémoires 9, S. 49-52), J.H.W.G. Liebeschuetz, Decline and Fall of the Roman City, S. 182-183 und Anm. 74-75.</text:p>
          </table:table-cell>
        </table:table-row>
      </table:table>
      <text:h text:style-name="Heading_20_1" text:outline-level="1">P. Aberd.</text:h>
      <table:table table:name="PAberd" table:style-name="PAberd">
        <table:table-column table:style-name="PAberd.A"/>
        <table:table-column table:style-name="PAberd.B"/>
        <table:table-column table:style-name="PAberd.C"/>
        <table:table-row table:style-name="PAberd.1">
          <table:table-cell table:style-name="PAberd.A1" office:value-type="string">
            <text:p text:style-name="blTableContentNumber">36 c</text:p>
          </table:table-cell>
          <table:table-cell table:style-name="PAberd.A1" office:value-type="string">
            <text:p text:style-name="blTableContentLine"/>
          </table:table-cell>
          <table:table-cell table:style-name="PAberd.C1" office:value-type="string">
            <text:p text:style-name="blTableContentCorrection">Zu datieren: 4.-8.8.161-168 n.Chr., F. Mitthof, Tyche 22 (2007), S. 207.</text:p>
          </table:table-cell>
        </table:table-row>
        <table:table-row table:style-name="PAberd.1">
          <table:table-cell table:style-name="PAberd.A1" office:value-type="string">
            <text:p text:style-name="blTableContentNumber">73-102</text:p>
          </table:table-cell>
          <table:table-cell table:style-name="PAberd.A1" office:value-type="string">
            <text:p text:style-name="blTableContentLine"/>
          </table:table-cell>
          <table:table-cell table:style-name="PAberd.C1" office:value-type="string">
            <text:p text:style-name="blTableContentCorrection">Siehe unter O. Aberd.</text:p>
          </table:table-cell>
        </table:table-row>
        <table:table-row table:style-name="PAberd.1">
          <table:table-cell table:style-name="PAberd.A1" office:value-type="string">
            <text:p text:style-name="blTableContentNumber">159</text:p>
          </table:table-cell>
          <table:table-cell table:style-name="PAberd.A1" office:value-type="string">
            <text:p text:style-name="blTableContentLine"/>
          </table:table-cell>
          <table:table-cell table:style-name="PAberd.C1" office:value-type="string">
            <text:p text:style-name="blTableContentCorrection">Gehört wohl in den Arsinoites, F. Reiter, Z.P.E. 138 (2002), S. 130, Anm. 9.</text:p>
          </table:table-cell>
        </table:table-row>
        <table:table-row table:style-name="PAberd.1">
          <table:table-cell table:style-name="PAberd.A1" office:value-type="string">
            <text:p text:style-name="blTableContentNumber">179</text:p>
          </table:table-cell>
          <table:table-cell table:style-name="PAberd.A1" office:value-type="string">
            <text:p text:style-name="blTableContentLine"/>
          </table:table-cell>
          <table:table-cell table:style-name="PAberd.C1" office:value-type="string">
            <text:p text:style-name="blTableContentCorrection">Zu datieren auf 138-160 oder 183-192 n.Chr., F. Mitthof, Tyche 22 (2007), S. 207.</text:p>
          </table:table-cell>
        </table:table-row>
      </table:table>
      <text:h text:style-name="Heading_20_1" text:outline-level="1">P. Abinn.</text:h>
      <table:table table:name="PAbinn" table:style-name="PAbinn">
        <table:table-column table:style-name="PAbinn.A"/>
        <table:table-column table:style-name="PAbinn.B"/>
        <table:table-column table:style-name="PAbinn.C"/>
        <table:table-row table:style-name="PAbinn.1">
          <table:table-cell table:style-name="PAbinn.A1" office:value-type="string">
            <text:p text:style-name="blTableContentNumber">34</text:p>
          </table:table-cell>
          <table:table-cell table:style-name="PAbinn.A1" office:value-type="string">
            <text:p text:style-name="blTableContentLine"/>
          </table:table-cell>
          <table:table-cell table:style-name="PAbinn.C1" office:value-type="string">
            <text:p text:style-name="blTableContentCorrection">Englische Übersetzung: R.S. Bagnall - R. Cribiore, Women's Letters from Ancient Egypt, S. 358-359.</text:p>
          </table:table-cell>
        </table:table-row>
        <table:table-row table:style-name="PAbinn.1">
          <table:table-cell table:style-name="PAbinn.A1" office:value-type="string">
            <text:p text:style-name="blTableContentNumber">36</text:p>
          </table:table-cell>
          <table:table-cell table:style-name="PAbinn.A1" office:value-type="string">
            <text:p text:style-name="blTableContentLine"/>
          </table:table-cell>
          <table:table-cell table:style-name="PAbinn.C1" office:value-type="string">
            <text:p text:style-name="blTableContentCorrection">Zu den christlichen und paganen Elementen in diesem Brief vgl. M. Choat, Belief and Cult in Fourth-Century Papyri, S. 21-23.</text:p>
          </table:table-cell>
        </table:table-row>
        <table:table-row table:style-name="PAbinn.1">
          <table:table-cell table:style-name="PAbinn.A1" office:value-type="string">
            <text:p text:style-name="blTableContentNumber">36</text:p>
          </table:table-cell>
          <table:table-cell table:style-name="PAbinn.A1" office:value-type="string">
            <text:p text:style-name="blTableContentLine">22-23</text:p>
          </table:table-cell>
          <table:table-cell table:style-name="PAbinn.C1" office:value-type="string">
            <text:p text:style-name="blTableContentCorrection">Der Gruß mit nomen sacrum wurde von einer anderen Hand geschrieben (nach einem Photo), M. Choat, Belief and Cult in Fourth-Century Papyri, S. 22.</text:p>
          </table:table-cell>
        </table:table-row>
      </table:table>
      <text:h text:style-name="Heading_20_1" text:outline-level="1">P. Achmîm</text:h>
      <table:table table:name="PAchmm" table:style-name="PAchmm">
        <table:table-column table:style-name="PAchmm.A"/>
        <table:table-column table:style-name="PAchmm.B"/>
        <table:table-column table:style-name="PAchmm.C"/>
        <table:table-row table:style-name="PAchmm.1">
          <table:table-cell table:style-name="PAchmm.A1" office:value-type="string">
            <text:p text:style-name="blTableContentNumber">9</text:p>
          </table:table-cell>
          <table:table-cell table:style-name="PAchmm.A1" office:value-type="string">
            <text:p text:style-name="blTableContentLine"/>
          </table:table-cell>
          <table:table-cell table:style-name="PAchmm.C1" office:value-type="string">
            <text:p text:style-name="blTableContentCorrection">Zur Zahl und Grösse der Landgüter vgl. R.S. Bagnall in: Perspectives on Panopolis, S. 9-12.</text:p>
          </table:table-cell>
        </table:table-row>
      </table:table>
      <text:h text:style-name="Heading_20_1" text:outline-level="1">P. Adler</text:h>
      <table:table table:name="PAdler" table:style-name="PAdler">
        <table:table-column table:style-name="PAdler.A"/>
        <table:table-column table:style-name="PAdler.B"/>
        <table:table-column table:style-name="PAdler.C"/>
        <table:table-row table:style-name="PAdler.1">
          <table:table-cell table:style-name="PAdler.A1" office:value-type="string">
            <text:p text:style-name="blTableContentNumber">6</text:p>
          </table:table-cell>
          <table:table-cell table:style-name="PAdler.A1" office:value-type="string">
            <text:p text:style-name="blTableContentLine">13-16</text:p>
          </table:table-cell>
          <table:table-cell table:style-name="PAdler.C1" office:value-type="string">
            <text:p text:style-name="blTableContentCorrection">Vgl. J.D. Sosin, Archiv 50 (2004), S. 42-44, Anm. 10.</text:p>
          </table:table-cell>
        </table:table-row>
        <table:table-row table:style-name="PAdler.1">
          <table:table-cell table:style-name="PAdler.A1" office:value-type="string">
            <text:p text:style-name="blTableContentNumber">15</text:p>
          </table:table-cell>
          <table:table-cell table:style-name="PAdler.A1" office:value-type="string">
            <text:p text:style-name="blTableContentLine">16-20</text:p>
          </table:table-cell>
          <table:table-cell table:style-name="PAdler.C1" office:value-type="string">
            <text:p text:style-name="blTableContentCorrection">Vgl. J.D. Sosin, Archiv 50 (2004), S. 42-44, Anm. 7.</text:p>
          </table:table-cell>
        </table:table-row>
      </table:table>
      <text:h text:style-name="Heading_20_1" text:outline-level="1">P. Alex.</text:h>
      <table:table table:name="PAlex" table:style-name="PAlex">
        <table:table-column table:style-name="PAlex.A"/>
        <table:table-column table:style-name="PAlex.B"/>
        <table:table-column table:style-name="PAlex.C"/>
        <table:table-column table:style-name="PAlex.D"/>
        <table:table-row table:style-name="PAlex.1">
          <table:table-cell table:style-name="PAlex.A1" office:value-type="string">
            <text:p text:style-name="blTableContentPage"/>
          </table:table-cell>
          <table:table-cell table:style-name="PAlex.B1" office:value-type="string">
            <text:p text:style-name="blTableContentNumber"><text:span text:style-name="T3"/>30</text:p>
          </table:table-cell>
          <table:table-cell table:style-name="PAlex.B1" office:value-type="string">
            <text:p text:style-name="blTableContentLine"/>
          </table:table-cell>
          <table:table-cell table:style-name="PAlex.D1" office:value-type="string">
            <text:p text:style-name="blTableContentCorrection">Es bleibt unsicher, ob dieser Brief mit προσκύνημα-Formel christlich oder heidnisch ist, M. Choat, Belief and Cult in Fourth-Century Papyri, S. 95, Anm. 412.</text:p>
          </table:table-cell>
        </table:table-row>
        <table:table-row table:style-name="PAlex.1">
          <table:table-cell table:style-name="PAlex.A1" office:value-type="string">
            <text:p text:style-name="blTableContentPage">S. 40</text:p>
          </table:table-cell>
          <table:table-cell table:style-name="PAlex.B1" office:value-type="string">
            <text:p text:style-name="blTableContentNumber"><text:span text:style-name="T3">Inv. </text:span>132</text:p>
          </table:table-cell>
          <table:table-cell table:style-name="PAlex.B1" office:value-type="string">
            <text:p text:style-name="blTableContentLine"/>
          </table:table-cell>
          <table:table-cell table:style-name="PAlex.D1" office:value-type="string">
            <text:p text:style-name="blTableContentCorrection">→ Nd.: S.B. 28. 17146.</text:p>
          </table:table-cell>
        </table:table-row>
        <table:table-row table:style-name="PAlex.1">
          <table:table-cell table:style-name="PAlex.A1" office:value-type="string">
            <text:p text:style-name="blTableContentPage">S. 19</text:p>
          </table:table-cell>
          <table:table-cell table:style-name="PAlex.B1" office:value-type="string">
            <text:p text:style-name="blTableContentNumber"><text:span text:style-name="T3">Inv. </text:span>553</text:p>
          </table:table-cell>
          <table:table-cell table:style-name="PAlex.B1" office:value-type="string">
            <text:p text:style-name="blTableContentLine"/>
          </table:table-cell>
          <table:table-cell table:style-name="PAlex.D1" office:value-type="string">
            <text:p text:style-name="blTableContentCorrection">→ Nd.: S.B. 28. 17193.</text:p>
          </table:table-cell>
        </table:table-row>
        <table:table-row table:style-name="PAlex.1">
          <table:table-cell table:style-name="PAlex.A1" office:value-type="string">
            <text:p text:style-name="blTableContentPage">S. 26</text:p>
          </table:table-cell>
          <table:table-cell table:style-name="PAlex.B1" office:value-type="string">
            <text:p text:style-name="blTableContentNumber"><text:span text:style-name="T3">Inv. </text:span>565</text:p>
          </table:table-cell>
          <table:table-cell table:style-name="PAlex.B1" office:value-type="string">
            <text:p text:style-name="blTableContentLine"/>
          </table:table-cell>
          <table:table-cell table:style-name="PAlex.D1" office:value-type="string">
            <text:p text:style-name="blTableContentCorrection">→ Nd.: S.B. 28. 16878.</text:p>
          </table:table-cell>
        </table:table-row>
        <table:table-row table:style-name="PAlex.1">
          <table:table-cell table:style-name="PAlex.A1" office:value-type="string">
            <text:p text:style-name="blTableContentPage">S. 30</text:p>
          </table:table-cell>
          <table:table-cell table:style-name="PAlex.B1" office:value-type="string">
            <text:p text:style-name="blTableContentNumber"><text:span text:style-name="T3">Inv. </text:span>628</text:p>
          </table:table-cell>
          <table:table-cell table:style-name="PAlex.B1" office:value-type="string">
            <text:p text:style-name="blTableContentLine">9</text:p>
          </table:table-cell>
          <table:table-cell table:style-name="PAlex.D1" office:value-type="string">
            <text:p text:style-name="blTableContentCorrection">Χηνοβ(οσκῶν) → Χηνοβ(οσκίων), vgl. J.M.S. Cowey - D. Kah, Z.P.E. 163 (2007), S. 169-170 zu B.G.U. 1. 137.</text:p>
          </table:table-cell>
        </table:table-row>
      </table:table>
      <text:h text:style-name="Heading_20_1" text:outline-level="1">P. Alex.Giss.</text:h>
      <table:table table:name="PAlexGiss" table:style-name="PAlexGiss">
        <table:table-column table:style-name="PAlexGiss.A"/>
        <table:table-column table:style-name="PAlexGiss.B"/>
        <table:table-column table:style-name="PAlexGiss.C"/>
        <table:table-row table:style-name="PAlexGiss.1">
          <table:table-cell table:style-name="PAlexGiss.A1" office:value-type="string">
            <text:p text:style-name="blTableContentNumber">5</text:p>
          </table:table-cell>
          <table:table-cell table:style-name="PAlexGiss.A1" office:value-type="string">
            <text:p text:style-name="blTableContentLine"/>
          </table:table-cell>
          <table:table-cell table:style-name="PAlexGiss.C1" office:value-type="string">
            <text:p text:style-name="blTableContentCorrection">Zu datieren: 21.2.215 n.Chr., R. Ziegler, Z.P.E. 91 (1992), S. 93.</text:p>
          </table:table-cell>
        </table:table-row>
        <table:table-row table:style-name="PAlexGiss.1">
          <table:table-cell table:style-name="PAlexGiss.A1" office:value-type="string">
            <text:p text:style-name="blTableContentNumber">22</text:p>
          </table:table-cell>
          <table:table-cell table:style-name="PAlexGiss.A1" office:value-type="string">
            <text:p text:style-name="blTableContentLine"/>
          </table:table-cell>
          <table:table-cell table:style-name="PAlexGiss.C1" office:value-type="string">
            <text:p text:style-name="blTableContentCorrection">Nd. mit englischer Übersetzung: M. Pucci Ben Zeev, Diaspora Judaism in Turmoil, S. 44-45 (zu P. Giss. 44).</text:p>
          </table:table-cell>
        </table:table-row>
        <table:table-row table:style-name="PAlexGiss.1">
          <table:table-cell table:style-name="PAlexGiss.A1" office:value-type="string">
            <text:p text:style-name="blTableContentNumber">24</text:p>
          </table:table-cell>
          <table:table-cell table:style-name="PAlexGiss.A1" office:value-type="string">
            <text:p text:style-name="blTableContentLine"/>
          </table:table-cell>
          <table:table-cell table:style-name="PAlexGiss.C1" office:value-type="string">
            <text:p text:style-name="blTableContentCorrection">Nd. nach dem Photo: M. Stroppa, Aeg. 84 (2004), S. 192-194 mit italienischer Übersetzung; Photo auf S. 200.</text:p>
          </table:table-cell>
        </table:table-row>
        <table:table-row table:style-name="PAlexGiss.1">
          <table:table-cell table:style-name="PAlexGiss.A1" office:value-type="string">
            <text:p text:style-name="blTableContentNumber">24</text:p>
          </table:table-cell>
          <table:table-cell table:style-name="PAlexGiss.A1" office:value-type="string">
            <text:p text:style-name="blTableContentLine">2</text:p>
          </table:table-cell>
          <table:table-cell table:style-name="PAlexGiss.C1" office:value-type="string">
            <text:p text:style-name="blTableContentCorrection">ε[πι : viell. ε[ἰρηνοφύλακι - - - χαίρειν], M. Stroppa, Aeg. 84 (2004), S. 194.</text:p>
          </table:table-cell>
        </table:table-row>
        <table:table-row table:style-name="PAlexGiss.1">
          <table:table-cell table:style-name="PAlexGiss.A1" office:value-type="string">
            <text:p text:style-name="blTableContentNumber">24</text:p>
          </table:table-cell>
          <table:table-cell table:style-name="PAlexGiss.A1" office:value-type="string">
            <text:p text:style-name="blTableContentLine">3-4</text:p>
          </table:table-cell>
          <table:table-cell table:style-name="PAlexGiss.C1" office:value-type="string">
            <text:p text:style-name="blTableContentCorrection">Erg. viell.: το[ῦ προ]τεθ[έντος αὐταρκέσιν ἡμέραις ἐν] | τῆι μητροπόλει προγράμ[ματος περί o.ä., M. Stroppa, Aeg. 84 (2004), S. 193, Anm. 71.</text:p>
          </table:table-cell>
        </table:table-row>
        <table:table-row table:style-name="PAlexGiss.1">
          <table:table-cell table:style-name="PAlexGiss.A1" office:value-type="string">
            <text:p text:style-name="blTableContentNumber">24</text:p>
          </table:table-cell>
          <table:table-cell table:style-name="PAlexGiss.A1" office:value-type="string">
            <text:p text:style-name="blTableContentLine">6</text:p>
          </table:table-cell>
          <table:table-cell table:style-name="PAlexGiss.C1" office:value-type="string">
            <text:p text:style-name="blTableContentCorrection">[  ̣ ̣ ̣ ̣ ̣ ̣]ξα → ὑ̣πέτ̣[α]ξα und erg. viell. [ἵν᾽ εἰδῇς oder εἰδῆτε o.ä., M. Stroppa, Aeg. 84 (2004), S. 193 und S. 194, Anm. 73.</text:p>
          </table:table-cell>
        </table:table-row>
        <table:table-row table:style-name="PAlexGiss.1">
          <table:table-cell table:style-name="PAlexGiss.A1" office:value-type="string">
            <text:p text:style-name="blTableContentNumber">60</text:p>
          </table:table-cell>
          <table:table-cell table:style-name="PAlexGiss.A1" office:value-type="string">
            <text:p text:style-name="blTableContentLine"/>
          </table:table-cell>
          <table:table-cell table:style-name="PAlexGiss.C1" office:value-type="string">
            <text:p text:style-name="blTableContentCorrection">Nd. mit englischer Übersetzung: M. Pucci Ben Zeev, Diaspora Judaism in Turmoil, S. 23.</text:p>
          </table:table-cell>
        </table:table-row>
      </table:table>
      <text:h text:style-name="Heading_20_1" text:outline-level="1">P. Amh. 2</text:h>
      <table:table table:name="PAmhII" table:style-name="PAmhII">
        <table:table-column table:style-name="PAmhII.A"/>
        <table:table-column table:style-name="PAmhII.B"/>
        <table:table-column table:style-name="PAmhII.C"/>
        <table:table-row table:style-name="PAmhII.1">
          <table:table-cell table:style-name="PAmhII.A1" office:value-type="string">
            <text:p text:style-name="blTableContentNumber">68</text:p>
          </table:table-cell>
          <table:table-cell table:style-name="PAmhII.A1" office:value-type="string">
            <text:p text:style-name="blTableContentLine"/>
          </table:table-cell>
          <table:table-cell table:style-name="PAmhII.C1" office:value-type="string">
            <text:p text:style-name="blTableContentCorrection">Vgl. S. Alessandrì, Le vendite fiscali I, S. 74-91 mit Neudruck des Rekto und S. 189-200 mit Neudruck des Verso.</text:p>
          </table:table-cell>
        </table:table-row>
        <table:table-row table:style-name="PAmhII.1">
          <table:table-cell table:style-name="PAmhII.A1" office:value-type="string">
            <text:p text:style-name="blTableContentNumber">68</text:p>
          </table:table-cell>
          <table:table-cell table:style-name="PAmhII.A1" office:value-type="string">
            <text:p text:style-name="blTableContentLine">14</text:p>
          </table:table-cell>
          <table:table-cell table:style-name="PAmhII.C1" office:value-type="string">
            <text:p text:style-name="blTableContentCorrection">Zu τοῖς γραμματ(εῦσι) τ[οῦ] νο̣[μο]ῦ̣ vgl. S. Alessandrì, Le vendite fiscali I, S. 240-244.</text:p>
          </table:table-cell>
        </table:table-row>
        <table:table-row table:style-name="PAmhII.1">
          <table:table-cell table:style-name="PAmhII.A1" office:value-type="string">
            <text:p text:style-name="blTableContentNumber">68</text:p>
          </table:table-cell>
          <table:table-cell table:style-name="PAmhII.A1" office:value-type="string">
            <text:p text:style-name="blTableContentLine">18</text:p>
          </table:table-cell>
          <table:table-cell table:style-name="PAmhII.C1" office:value-type="string">
            <text:p text:style-name="blTableContentCorrection">ἀνε]ιλημμένων  (Wilcken, Chrest. 374) → κλήρων ἀνε]ιλημμένων, S. Alessandrì, Le vendite fiscali I, S. 76, Anm. 201.</text:p>
          </table:table-cell>
        </table:table-row>
        <table:table-row table:style-name="PAmhII.1">
          <table:table-cell table:style-name="PAmhII.A1" office:value-type="string">
            <text:p text:style-name="blTableContentNumber">68</text:p>
          </table:table-cell>
          <table:table-cell table:style-name="PAmhII.A1" office:value-type="string">
            <text:p text:style-name="blTableContentLine">20</text:p>
          </table:table-cell>
          <table:table-cell table:style-name="PAmhII.C1" office:value-type="string">
            <text:p text:style-name="blTableContentCorrection">κ[ελευσθεῖσα]ν → wohl κ[εκριμένη]ν, S. Alessandrì, Le vendite fiscali I, S. 76, Anm. 202, S. 85-86, Anm. 240 und S. 87, Anm. 248.</text:p>
          </table:table-cell>
        </table:table-row>
        <table:table-row table:style-name="PAmhII.1">
          <table:table-cell table:style-name="PAmhII.A1" office:value-type="string">
            <text:p text:style-name="blTableContentNumber">68</text:p>
          </table:table-cell>
          <table:table-cell table:style-name="PAmhII.A1" office:value-type="string">
            <text:p text:style-name="blTableContentLine">23</text:p>
          </table:table-cell>
          <table:table-cell table:style-name="PAmhII.C1" office:value-type="string">
            <text:p text:style-name="blTableContentCorrection">ἐὰν ο̣ὖ̣ν̣ φα̣[ίνηται] ἐ̣π̣ι̣σ̣[τεῖ]λ̣αι (mit B.L. 1, S. 2): viell. ἐὰν ο̣ὖ̣ν̣ φα̣[ίνηται] π̣ο̣λ̣  ̣ [συνταγῆ]ν̣αι, S. Alessandrì, Le vendite fiscali I, S. 82, Anm. 229.</text:p>
          </table:table-cell>
        </table:table-row>
        <table:table-row table:style-name="PAmhII.1">
          <table:table-cell table:style-name="PAmhII.A1" office:value-type="string">
            <text:p text:style-name="blTableContentNumber">68</text:p>
          </table:table-cell>
          <table:table-cell table:style-name="PAmhII.A1" office:value-type="string">
            <text:p text:style-name="blTableContentLine">24</text:p>
          </table:table-cell>
          <table:table-cell table:style-name="PAmhII.C1" office:value-type="string">
            <text:p text:style-name="blTableContentCorrection">ἐ̣πιτ[έλλειν wird abgelehnt; ἐπιτέλλω „befehlen, auf etwas vertrauen“ ist in den dokumentarischen Papyri nicht belegt, R. Smolders, Chr.d’Ég. 79 (2004), S. 235, Anm. 11 (zu Wilcken, Chrest. 374).</text:p>
          </table:table-cell>
        </table:table-row>
        <table:table-row table:style-name="PAmhII.1">
          <table:table-cell table:style-name="PAmhII.A1" office:value-type="string">
            <text:p text:style-name="blTableContentNumber">69</text:p>
          </table:table-cell>
          <table:table-cell table:style-name="PAmhII.A1" office:value-type="string">
            <text:p text:style-name="blTableContentLine">4</text:p>
          </table:table-cell>
          <table:table-cell table:style-name="PAmhII.C1" office:value-type="string">
            <text:p text:style-name="blTableContentCorrection">Zu τῷ τοῦ νομοῦ - - - ἰδίῳ λόγῳ vgl. S. Alessandrì, Le vendite fiscali I, S. 242-243.</text:p>
          </table:table-cell>
        </table:table-row>
        <table:table-row table:style-name="PAmhII.1">
          <table:table-cell table:style-name="PAmhII.A1" office:value-type="string">
            <text:p text:style-name="blTableContentNumber">75</text:p>
          </table:table-cell>
          <table:table-cell table:style-name="PAmhII.A1" office:value-type="string">
            <text:p text:style-name="blTableContentLine">31 u.ö.</text:p>
          </table:table-cell>
          <table:table-cell table:style-name="PAmhII.C1" office:value-type="string">
            <text:p text:style-name="blTableContentCorrection">ια ἀμ(φοδαρχίας) (B.L. 1, S. 431) → ια ἀμ(φόδου), „11. Strasse“, vgl. P. Horak 81, S. 223, Anm. 2 unter Bezug auf P. van Minnen, Tyche 6 (1991), S. 126. Auch im weiterem Text stets Nummer gefolgt vom Siglum für ἀμ(φόδου) zu erwarten.</text:p>
          </table:table-cell>
        </table:table-row>
        <table:table-row table:style-name="PAmhII.1">
          <table:table-cell table:style-name="PAmhII.A1" office:value-type="string">
            <text:p text:style-name="blTableContentNumber">77</text:p>
          </table:table-cell>
          <table:table-cell table:style-name="PAmhII.A1" office:value-type="string">
            <text:p text:style-name="blTableContentLine"/>
          </table:table-cell>
          <table:table-cell table:style-name="PAmhII.C1" office:value-type="string">
            <text:p text:style-name="blTableContentCorrection">Zur Interpretation vgl. F. Mitthof, Z.P.E. 159 (2007), S. 256-260.</text:p>
          </table:table-cell>
        </table:table-row>
        <table:table-row table:style-name="PAmhII.1">
          <table:table-cell table:style-name="PAmhII.A1" office:value-type="string">
            <text:p text:style-name="blTableContentNumber">77</text:p>
          </table:table-cell>
          <table:table-cell table:style-name="PAmhII.A1" office:value-type="string">
            <text:p text:style-name="blTableContentLine">10</text:p>
          </table:table-cell>
          <table:table-cell table:style-name="PAmhII.C1" office:value-type="string">
            <text:p text:style-name="blTableContentCorrection">το]ῦ̣ Ερο̣[  ̣  ̣]τ̣α̣κος: viell. ἐρ]η̣μ̣ο̣[φύ]λ̣ακος, F. Mitthof, Z.P.E. 159 (2007), S. 256-257, Anm. 5.</text:p>
          </table:table-cell>
        </table:table-row>
        <table:table-row table:style-name="PAmhII.1">
          <table:table-cell table:style-name="PAmhII.A1" office:value-type="string">
            <text:p text:style-name="blTableContentNumber">77</text:p>
          </table:table-cell>
          <table:table-cell table:style-name="PAmhII.A1" office:value-type="string">
            <text:p text:style-name="blTableContentLine">29</text:p>
          </table:table-cell>
          <table:table-cell table:style-name="PAmhII.C1" office:value-type="string">
            <text:p text:style-name="blTableContentCorrection">[πέ]μψαι [πρὸς σ]έ → [πέ]μψαι [ ± 4 ]  ̣ (viell. [κύρι]ε̣), F. Mitthof, Z.P.E. 159 (2007), S. 259 mit Anm. 17.</text:p>
          </table:table-cell>
        </table:table-row>
        <table:table-row table:style-name="PAmhII.1">
          <table:table-cell table:style-name="PAmhII.A1" office:value-type="string">
            <text:p text:style-name="blTableContentNumber">77</text:p>
          </table:table-cell>
          <table:table-cell table:style-name="PAmhII.A1" office:value-type="string">
            <text:p text:style-name="blTableContentLine">30</text:p>
          </table:table-cell>
          <table:table-cell table:style-name="PAmhII.C1" office:value-type="string">
            <text:p text:style-name="blTableContentCorrection">Ἁρπα[γάθην τό]ν → Ἁρπα[γάθην ἐπὶ] τ̣[όν], F. Mitthof, Z.P.E. 159 (2007), S. 257-259.</text:p>
          </table:table-cell>
        </table:table-row>
        <table:table-row table:style-name="PAmhII.1">
          <table:table-cell table:style-name="PAmhII.A1" office:value-type="string">
            <text:p text:style-name="blTableContentNumber">77</text:p>
          </table:table-cell>
          <table:table-cell table:style-name="PAmhII.A1" office:value-type="string">
            <text:p text:style-name="blTableContentLine">31</text:p>
          </table:table-cell>
          <table:table-cell table:style-name="PAmhII.C1" office:value-type="string">
            <text:p text:style-name="blTableContentCorrection">τοῦ κακοῦ καὶ προσεπίτροπο[ν] ἵνα → τοῦ κυ̣ρ̣ί̣ου Καίσ̣α̣ρος ἐπίτροπο[ν] ἵνα, F. Mitthof, Z.P.E. 159 (2007), S. 257-259; zum procurator usiacus vgl. l.c., S. 258-260.</text:p>
          </table:table-cell>
        </table:table-row>
        <table:table-row table:style-name="PAmhII.1">
          <table:table-cell table:style-name="PAmhII.A1" office:value-type="string">
            <text:p text:style-name="blTableContentNumber">77</text:p>
          </table:table-cell>
          <table:table-cell table:style-name="PAmhII.A1" office:value-type="string">
            <text:p text:style-name="blTableContentLine">32</text:p>
          </table:table-cell>
          <table:table-cell table:style-name="PAmhII.C1" office:value-type="string">
            <text:p text:style-name="blTableContentCorrection">ἐπʼ αὐτοὺς π̣[ο]ιησ̣[ά]μενο(ς) → ἐπʼ αὐτοῦ π̣[ο]ιησ̣[ά]μενο(ς), F. Mitthof, Z.P.E. 159 (2007), S. 257-259.</text:p>
          </table:table-cell>
        </table:table-row>
        <table:table-row table:style-name="PAmhII.1">
          <table:table-cell table:style-name="PAmhII.A1" office:value-type="string">
            <text:p text:style-name="blTableContentNumber">110</text:p>
          </table:table-cell>
          <table:table-cell table:style-name="PAmhII.A1" office:value-type="string">
            <text:p text:style-name="blTableContentLine">19-20</text:p>
          </table:table-cell>
          <table:table-cell table:style-name="PAmhII.C1" office:value-type="string">
            <text:p text:style-name="blTableContentCorrection">Die Interpretation von K.-Th. Zauzich, Enchoria 2 (1972), S. 67-68, hinsichtlich des Darlehens der 35 Artaben, wird angezweifelt, F.A.J. Hoogendijk, Proceedings of the 24th International Congress of Papyrology, S. 436-437, Anm. 7.</text:p>
          </table:table-cell>
        </table:table-row>
        <table:table-row table:style-name="PAmhII.1">
          <table:table-cell table:style-name="PAmhII.A1" office:value-type="string">
            <text:p text:style-name="blTableContentNumber">119</text:p>
          </table:table-cell>
          <table:table-cell table:style-name="PAmhII.A1" office:value-type="string">
            <text:p text:style-name="blTableContentLine">5</text:p>
          </table:table-cell>
          <table:table-cell table:style-name="PAmhII.C1" office:value-type="string">
            <text:p text:style-name="blTableContentCorrection">Stotoetis, Sohn des Panephremmis ist viell. identisch mit den in Stud.Pal 2, S. 29, III Z. 3, C.P.R. 15. 46, Z. 3, Stud.Pal. 22. 81, Z. 4 und mit Στο̣[τοῆτιν] in P. EES 89 A, Z. 3, N. Gonis, J.Jur.P. 34 (2004), S. 47.</text:p>
          </table:table-cell>
        </table:table-row>
        <table:table-row table:style-name="PAmhII.1">
          <table:table-cell table:style-name="PAmhII.A1" office:value-type="string">
            <text:p text:style-name="blTableContentNumber">142</text:p>
          </table:table-cell>
          <table:table-cell table:style-name="PAmhII.A1" office:value-type="string">
            <text:p text:style-name="blTableContentLine">16</text:p>
          </table:table-cell>
          <table:table-cell table:style-name="PAmhII.C1" office:value-type="string">
            <text:p text:style-name="blTableContentCorrection">περατούρας: lies viell. πεδατούρας, K.A. Worp, Z.P.E. 151 (2005), S. 148-149, Anm. 10.</text:p>
          </table:table-cell>
        </table:table-row>
        <table:table-row table:style-name="PAmhII.1">
          <table:table-cell table:style-name="PAmhII.A1" office:value-type="string">
            <text:p text:style-name="blTableContentNumber">148</text:p>
          </table:table-cell>
          <table:table-cell table:style-name="PAmhII.A1" office:value-type="string">
            <text:p text:style-name="blTableContentLine">3</text:p>
          </table:table-cell>
          <table:table-cell table:style-name="PAmhII.C1" office:value-type="string">
            <text:p text:style-name="blTableContentCorrection">Die Lesung σιμισ̣α̣λ̣ίῳ ist korrekt, unter Ablehnung von B.L. 3, S. 5 (nach dem Photo), B. Palme in P. Horak, S. 320, Anm. 44 und, zum semissalis, S. 322 mit Anm. 58.</text:p>
          </table:table-cell>
        </table:table-row>
        <table:table-row table:style-name="PAmhII.1">
          <table:table-cell table:style-name="PAmhII.A1" office:value-type="string">
            <text:p text:style-name="blTableContentNumber">151</text:p>
          </table:table-cell>
          <table:table-cell table:style-name="PAmhII.A1" office:value-type="string">
            <text:p text:style-name="blTableContentLine"/>
          </table:table-cell>
          <table:table-cell table:style-name="PAmhII.C1" office:value-type="string">
            <text:p text:style-name="blTableContentCorrection">Eine Datierung zwischen 610 und 619 n.Chr. ist möglich, da in der Datierungsformel nur Heraclius erwähnt wird, N. Gonis, Z.P.E. 145 (2003), S. 205.</text:p>
          </table:table-cell>
        </table:table-row>
        <table:table-row table:style-name="PAmhII.1">
          <table:table-cell table:style-name="PAmhII.A1" office:value-type="string">
            <text:p text:style-name="blTableContentNumber">158</text:p>
          </table:table-cell>
          <table:table-cell table:style-name="PAmhII.A1" office:value-type="string">
            <text:p text:style-name="blTableContentLine">1</text:p>
          </table:table-cell>
          <table:table-cell table:style-name="PAmhII.C1" office:value-type="string">
            <text:p text:style-name="blTableContentCorrection">κάτω μεριτ(ευομένοις ?) → κατωμερίτ(αις), N. Gonis, Z.P.E. 150 (2004), S. 199, Anm. 17.</text:p>
          </table:table-cell>
        </table:table-row>
      </table:table>
      <text:h text:style-name="Heading_20_1" text:outline-level="1">P. Ammon</text:h>
      <table:table table:name="PAmmon" table:style-name="PAmmon">
        <table:table-column table:style-name="PAmmon.A"/>
        <table:table-column table:style-name="PAmmon.B"/>
        <table:table-column table:style-name="PAmmon.C"/>
        <table:table-row table:style-name="PAmmon.1">
          <table:table-cell table:style-name="PAmmon.A1" office:value-type="string">
            <text:p text:style-name="blTableContentNumber">3</text:p>
          </table:table-cell>
          <table:table-cell table:style-name="PAmmon.A1" office:value-type="string">
            <text:p text:style-name="blTableContentLine"/>
          </table:table-cell>
          <table:table-cell table:style-name="PAmmon.C1" office:value-type="string">
            <text:p text:style-name="blTableContentCorrection">Zu Ammons Familie (Polycrates und Sarapodoros waren nicht seine leiblichen Brüder; Makaria oder Kanea war wohl nicht seine Grossmutter mütterlicherseits), vgl. P. van Minnen in: Perspectives on Panopolis, S. 187 mit Anm. 44. Für eine neue Interpretation und schematische Darstellung des Briefinhalts siehe l.c., S. 188-193.</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
          </table:table-cell>
          <table:table-cell table:style-name="PAmmon.C1" office:value-type="string">
            <text:p text:style-name="blTableContentCorrection">Zu datieren: bald nach 324 n.Chr., vgl. P. van Minnen in: Perspectives on Panopolis, S. 187 und 193-195.</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  9-10</text:p>
          </table:table-cell>
          <table:table-cell table:style-name="PAmmon.C1" office:value-type="string">
            <text:p text:style-name="blTableContentCorrection">ὁριζο̣[μένη]ν δεσ[ ̣]  ̣  ̣[  ̣  ̣] ρ̣ [ -? Bstb.- κύκλους] → ὁρίζο̣[υσα]ν, δεσ[μοῦσαν ἐκ τῶν κύκλων] und π[αρὰ ἀ]νθρώποις → π[αρ᾽ ἀ]νθρώποις; übersetze Z. 9-10: „fortune holding sway over all and determining all things to all men, tying to those cycles that are above us the (cycles) that are with men, which are sometimes good, sometimes bad“, P. van Minnen in: Perspectives on Panopolis, S. 189.</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  11</text:p>
          </table:table-cell>
          <table:table-cell table:style-name="PAmmon.C1" office:value-type="string">
            <text:p text:style-name="blTableContentCorrection">ν̣[ῦν ἡ]μῖν → wohl π̣[αρ᾽ ἡ]μῖν; ὁ κύκλος verweist wohl auf den Zodiakus, P. van Minnen in: Perspectives on Panopolis, S. 189.</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I  10</text:p>
          </table:table-cell>
          <table:table-cell table:style-name="PAmmon.C1" office:value-type="string">
            <text:p text:style-name="blTableContentCorrection">ὁ ἀρχιερεύς:  wohl nicht christlich (gegen Anm. des Ed.), M. Choat, Belief and Cult in Fourth-Century Papyri, S. 59, Anm. 237.</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I  16-17</text:p>
          </table:table-cell>
          <table:table-cell table:style-name="PAmmon.C1" office:value-type="string">
            <text:p text:style-name="blTableContentCorrection">τοῖ[ς γ]ὰρ ἀεὶ θε̣ο̣ῖς̣ | [ἐ]σ̣τ̣ι̣ φ[ίλο]ς̣ οὗτος → τὸ ἴ[σον γ]ὰρ ἀεὶ   ̣  ̣  ̣  ̣  ̣|   ̣  ̣  ̣  ̣ ὁ κ̣[ύκλο]ς̣ οὗτος, „that cycle always produces (vel sim.) equality“, P. van Minnen in: Perspectives on Panopolis, S. 190.</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I  17-18</text:p>
          </table:table-cell>
          <table:table-cell table:style-name="PAmmon.C1" office:value-type="string">
            <text:p text:style-name="blTableContentCorrection">κ̣ατ̣ωθῆι → πᾶν κ̣άτ̣ω θῆι und δ᾽] ἀν̣α̣β̣α̣ί̣ν̣ε̣ι → κ]ατ̣α̣β̣α̣ί̣ν̣ε̣ι; übersetze Z. 17-18: „whenever the cycle is pressed down completely, it (or Harpokration) drops to a low level, and whenever it is pushed up (vel sim.), it (or Harpokration) rises up again to a high level“, P. van Minnen in: Perspectives on Panopolis, S. 190-191.</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I  21-22</text:p>
          </table:table-cell>
          <table:table-cell table:style-name="PAmmon.C1" office:value-type="string">
            <text:p text:style-name="blTableContentCorrection">τ̣[ὸν] | [βασιλ]έα → (unleserlich) | [τὸν βασιλ]έα, P. van Minnen in: Perspectives on Panopolis, S. 191, Anm. 60.</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I  23</text:p>
          </table:table-cell>
          <table:table-cell table:style-name="PAmmon.C1" office:value-type="string">
            <text:p text:style-name="blTableContentCorrection">[συνεδ]ε̣ίπνει → wohl [ἦν καὶ συνεδ]είπνει, P. van Minnen in: Perspectives on Panopolis, S. 191, Anm. 60.</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II  25</text:p>
          </table:table-cell>
          <table:table-cell table:style-name="PAmmon.C1" office:value-type="string">
            <text:p text:style-name="blTableContentCorrection">[τὰ γράμ]ματα → [γράμ]ματα, P. van Minnen in: Perspectives on Panopolis, S. 191, Anm. 61.</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V  4</text:p>
          </table:table-cell>
          <table:table-cell table:style-name="PAmmon.C1" office:value-type="string">
            <text:p text:style-name="blTableContentCorrection">οἵ τε̣ [πα]ρ᾽ Ἀ̣[πί]ωνος [ἡγεμ]ονεύσαν̣[τ]ο̣ς̣: Apion ist wohl identisch mit Aurelius Apion in P. Soc. 6. 685; aber auch möglich ist die Lesung οἱ το̣[ῦ Σα]ρα̣[πί]ωνος [τοῦ ἡγεμ]ονεύσαν̣[τ]ος; Apion oder Sarapion war viell. Präfekt in 312/313 oder 326/327 n.Chr., P. van Minnen in: Perspectives on Panopolis, S. 187, Anm. 45.</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V  10</text:p>
          </table:table-cell>
          <table:table-cell table:style-name="PAmmon.C1" office:value-type="string">
            <text:p text:style-name="blTableContentCorrection">ἀ̣π̣ε̣[λθώ]ν → ἀ̣π̣ῆ̣[λθε]ν. (Punkt), P. van Minnen in: Perspectives on Panopolis, S. 191.</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IV  22</text:p>
          </table:table-cell>
          <table:table-cell table:style-name="PAmmon.C1" office:value-type="string">
            <text:p text:style-name="blTableContentCorrection">Zu οἱ θε̣οῖς ἐχθροί, „the enemies of the gods“ (nicht die Christen) vgl. P. van Minnen in: Perspectives on Panopolis, S. 191-192.</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V  5-6</text:p>
          </table:table-cell>
          <table:table-cell table:style-name="PAmmon.C1" office:value-type="string">
            <text:p text:style-name="blTableContentCorrection">Die Ergänzung Σα̣[ραπόδωρος wird abgelehnt und Z. 6 ἀ̣ν̣ήλωσ̣[ε] → ἀ̣ν̣ήλωσ̣[α]: Ammon’s Mutter, nicht Sarapodorus, hat wohl ein Teil seines väterlichen Erbteil ausgegeben, vgl. P. van Minnen in: Perspectives on Panopolis, S. 192.</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V  14</text:p>
          </table:table-cell>
          <table:table-cell table:style-name="PAmmon.C1" office:value-type="string">
            <text:p text:style-name="blTableContentCorrection">γένοιτ[ο σέ] → γένοιτ[ό με], P. van Minnen in: Perspectives on Panopolis, S. 192, Anm. 63.</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V  18</text:p>
          </table:table-cell>
          <table:table-cell table:style-name="PAmmon.C1" office:value-type="string">
            <text:p text:style-name="blTableContentCorrection">[τόδ]ε → [τοῦτο δ]έ, P. van Minnen in: Perspectives on Panopolis, S. 192.</text:p>
          </table:table-cell>
        </table:table-row>
        <table:table-row table:style-name="PAmmon.1">
          <table:table-cell table:style-name="PAmmon.A1" office:value-type="string">
            <text:p text:style-name="blTableContentNumber">3</text:p>
          </table:table-cell>
          <table:table-cell table:style-name="PAmmon.A1" office:value-type="string">
            <text:p text:style-name="blTableContentLine">VI  16</text:p>
          </table:table-cell>
          <table:table-cell table:style-name="PAmmon.C1" office:value-type="string">
            <text:p text:style-name="blTableContentCorrection">σὺν θε[οῖς]: auch möglich ist σὺν θε[ῷ], P. van Minnen in: Perspectives on Panopolis, S. 192, Anm. 64.</text:p>
          </table:table-cell>
        </table:table-row>
        <table:table-row table:style-name="PAmmon.1">
          <table:table-cell table:style-name="PAmmon.A1" office:value-type="string">
            <text:p text:style-name="blTableContentNumber">4</text:p>
          </table:table-cell>
          <table:table-cell table:style-name="PAmmon.A1" office:value-type="string">
            <text:p text:style-name="blTableContentLine"/>
          </table:table-cell>
          <table:table-cell table:style-name="PAmmon.C1" office:value-type="string">
            <text:p text:style-name="blTableContentCorrection">Zu datieren: bald nach 324 n.Chr. (Fr. A, datiert auf 348 n.Chr., gehört nicht zu P. Ammon 4), vgl. P. van Minnen in: Perspectives on Panopolis, S. 193-195.</text:p>
          </table:table-cell>
        </table:table-row>
        <table:table-row table:style-name="PAmmon.1">
          <table:table-cell table:style-name="PAmmon.A1" office:value-type="string">
            <text:p text:style-name="blTableContentNumber">5</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27.</text:p>
          </table:table-cell>
        </table:table-row>
        <table:table-row table:style-name="PAmmon.1">
          <table:table-cell table:style-name="PAmmon.A1" office:value-type="string">
            <text:p text:style-name="blTableContentNumber">6</text:p>
          </table:table-cell>
          <table:table-cell table:style-name="PAmmon.A1" office:value-type="string">
            <text:p text:style-name="blTableContentLine"/>
          </table:table-cell>
          <table:table-cell table:style-name="PAmmon.C1" office:value-type="string">
            <text:p text:style-name="blTableContentCorrection">→ Nd. mit neuem Fragment und Photos: P. Ammon 2. 30.</text:p>
          </table:table-cell>
        </table:table-row>
        <table:table-row table:style-name="PAmmon.1">
          <table:table-cell table:style-name="PAmmon.A1" office:value-type="string">
            <text:p text:style-name="blTableContentNumber">7</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38.</text:p>
          </table:table-cell>
        </table:table-row>
        <table:table-row table:style-name="PAmmon.1">
          <table:table-cell table:style-name="PAmmon.A1" office:value-type="string">
            <text:p text:style-name="blTableContentNumber">8</text:p>
          </table:table-cell>
          <table:table-cell table:style-name="PAmmon.A1" office:value-type="string">
            <text:p text:style-name="blTableContentLine"/>
          </table:table-cell>
          <table:table-cell table:style-name="PAmmon.C1" office:value-type="string">
            <text:p text:style-name="blTableContentCorrection">→ Nd. zusammen mit P. Ammon 1. 22a und neuem Fragment, mit Photos: P. Ammon 2. 32.</text:p>
          </table:table-cell>
        </table:table-row>
        <table:table-row table:style-name="PAmmon.1">
          <table:table-cell table:style-name="PAmmon.A1" office:value-type="string">
            <text:p text:style-name="blTableContentNumber">9</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45.</text:p>
          </table:table-cell>
        </table:table-row>
        <table:table-row table:style-name="PAmmon.1">
          <table:table-cell table:style-name="PAmmon.A1" office:value-type="string">
            <text:p text:style-name="blTableContentNumber">10 a</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42.</text:p>
          </table:table-cell>
        </table:table-row>
        <table:table-row table:style-name="PAmmon.1">
          <table:table-cell table:style-name="PAmmon.A1" office:value-type="string">
            <text:p text:style-name="blTableContentNumber">10 b</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44.</text:p>
          </table:table-cell>
        </table:table-row>
        <table:table-row table:style-name="PAmmon.1">
          <table:table-cell table:style-name="PAmmon.A1" office:value-type="string">
            <text:p text:style-name="blTableContentNumber">11</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39.</text:p>
          </table:table-cell>
        </table:table-row>
        <table:table-row table:style-name="PAmmon.1">
          <table:table-cell table:style-name="PAmmon.A1" office:value-type="string">
            <text:p text:style-name="blTableContentNumber">12</text:p>
          </table:table-cell>
          <table:table-cell table:style-name="PAmmon.A1" office:value-type="string">
            <text:p text:style-name="blTableContentLine">1-32</text:p>
          </table:table-cell>
          <table:table-cell table:style-name="PAmmon.C1" office:value-type="string">
            <text:p text:style-name="blTableContentCorrection">→ Nd. mit neuem Fragment und Photo: P. Ammon 2. 37.</text:p>
          </table:table-cell>
        </table:table-row>
        <table:table-row table:style-name="PAmmon.1">
          <table:table-cell table:style-name="PAmmon.A1" office:value-type="string">
            <text:p text:style-name="blTableContentNumber">12</text:p>
          </table:table-cell>
          <table:table-cell table:style-name="PAmmon.A1" office:value-type="string">
            <text:p text:style-name="blTableContentLine">33-35</text:p>
          </table:table-cell>
          <table:table-cell table:style-name="PAmmon.C1" office:value-type="string">
            <text:p text:style-name="blTableContentCorrection">→ Nd. mit neuem Fragment und Photo: P. Ammon 2. 28.</text:p>
          </table:table-cell>
        </table:table-row>
        <table:table-row table:style-name="PAmmon.1">
          <table:table-cell table:style-name="PAmmon.A1" office:value-type="string">
            <text:p text:style-name="blTableContentNumber">13</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41.</text:p>
          </table:table-cell>
        </table:table-row>
        <table:table-row table:style-name="PAmmon.1">
          <table:table-cell table:style-name="PAmmon.A1" office:value-type="string">
            <text:p text:style-name="blTableContentNumber">14</text:p>
          </table:table-cell>
          <table:table-cell table:style-name="PAmmon.A1" office:value-type="string">
            <text:p text:style-name="blTableContentLine"/>
          </table:table-cell>
          <table:table-cell table:style-name="PAmmon.C1" office:value-type="string">
            <text:p text:style-name="blTableContentCorrection">→ Nd. zusammen mit P. Ammon 1. 16 und neuem Fragment, mit Photo: P. Ammon 2. 40.</text:p>
          </table:table-cell>
        </table:table-row>
        <table:table-row table:style-name="PAmmon.1">
          <table:table-cell table:style-name="PAmmon.A1" office:value-type="string">
            <text:p text:style-name="blTableContentNumber">15</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36.</text:p>
          </table:table-cell>
        </table:table-row>
        <table:table-row table:style-name="PAmmon.1">
          <table:table-cell table:style-name="PAmmon.A1" office:value-type="string">
            <text:p text:style-name="blTableContentNumber">16 a, b, d</text:p>
          </table:table-cell>
          <table:table-cell table:style-name="PAmmon.A1" office:value-type="string">
            <text:p text:style-name="blTableContentLine"/>
          </table:table-cell>
          <table:table-cell table:style-name="PAmmon.C1" office:value-type="string">
            <text:p text:style-name="blTableContentCorrection">→ Nd. zusammen mit P. Ammon 1. 14 und neuem Fragment, mit Photo: P. Ammon 2. 40.</text:p>
          </table:table-cell>
        </table:table-row>
        <table:table-row table:style-name="PAmmon.1">
          <table:table-cell table:style-name="PAmmon.A1" office:value-type="string">
            <text:p text:style-name="blTableContentNumber">17</text:p>
          </table:table-cell>
          <table:table-cell table:style-name="PAmmon.A1" office:value-type="string">
            <text:p text:style-name="blTableContentLine"/>
          </table:table-cell>
          <table:table-cell table:style-name="PAmmon.C1" office:value-type="string">
            <text:p text:style-name="blTableContentCorrection">→ Nd. mit neuem Fragment und Photo: P. Ammon 2. 47.</text:p>
          </table:table-cell>
        </table:table-row>
        <table:table-row table:style-name="PAmmon.1">
          <table:table-cell table:style-name="PAmmon.A1" office:value-type="string">
            <text:p text:style-name="blTableContentNumber">18</text:p>
          </table:table-cell>
          <table:table-cell table:style-name="PAmmon.A1" office:value-type="string">
            <text:p text:style-name="blTableContentLine"/>
          </table:table-cell>
          <table:table-cell table:style-name="PAmmon.C1" office:value-type="string">
            <text:p text:style-name="blTableContentCorrection">→ Nd. zusammen mit P. Ammon 1. 19 und neuem Fragment, mit Photo: P. Ammon 2. 49.</text:p>
          </table:table-cell>
        </table:table-row>
        <table:table-row table:style-name="PAmmon.1">
          <table:table-cell table:style-name="PAmmon.A1" office:value-type="string">
            <text:p text:style-name="blTableContentNumber">19 b-d</text:p>
          </table:table-cell>
          <table:table-cell table:style-name="PAmmon.A1" office:value-type="string">
            <text:p text:style-name="blTableContentLine"/>
          </table:table-cell>
          <table:table-cell table:style-name="PAmmon.C1" office:value-type="string">
            <text:p text:style-name="blTableContentCorrection">→ Nd. zusammen mit P. Ammon 1. 18 und neuem Fragment, mit Photo: P. Ammon 2. 49.</text:p>
          </table:table-cell>
        </table:table-row>
        <table:table-row table:style-name="PAmmon.1">
          <table:table-cell table:style-name="PAmmon.A1" office:value-type="string">
            <text:p text:style-name="blTableContentNumber">20</text:p>
          </table:table-cell>
          <table:table-cell table:style-name="PAmmon.A1" office:value-type="string">
            <text:p text:style-name="blTableContentLine"/>
          </table:table-cell>
          <table:table-cell table:style-name="PAmmon.C1" office:value-type="string">
            <text:p text:style-name="blTableContentCorrection">→ Nd. zusammen mit P. Ammon 1. 21 und neuem Fragment, mit Photos: P. Ammon 2. 43.</text:p>
          </table:table-cell>
        </table:table-row>
        <table:table-row table:style-name="PAmmon.1">
          <table:table-cell table:style-name="PAmmon.A1" office:value-type="string">
            <text:p text:style-name="blTableContentNumber">21</text:p>
          </table:table-cell>
          <table:table-cell table:style-name="PAmmon.A1" office:value-type="string">
            <text:p text:style-name="blTableContentLine"/>
          </table:table-cell>
          <table:table-cell table:style-name="PAmmon.C1" office:value-type="string">
            <text:p text:style-name="blTableContentCorrection">→ Nd. zusammen mit P. Ammon 1. 20 und neuem Fragment, mit Photo: P. Ammon 2. 43.</text:p>
          </table:table-cell>
        </table:table-row>
        <table:table-row table:style-name="PAmmon.1">
          <table:table-cell table:style-name="PAmmon.A1" office:value-type="string">
            <text:p text:style-name="blTableContentNumber">22 a</text:p>
          </table:table-cell>
          <table:table-cell table:style-name="PAmmon.A1" office:value-type="string">
            <text:p text:style-name="blTableContentLine"/>
          </table:table-cell>
          <table:table-cell table:style-name="PAmmon.C1" office:value-type="string">
            <text:p text:style-name="blTableContentCorrection">→ Nd. zusammen mit P. Ammon 1. 8 und neuem Fragment, mit Photos: P. Ammon 2. 32.</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FAO-Grec Unicode" svg:font-family="'IFAO-Grec Unicode'" style:font-adornments="Regular" style:font-pitch="variable"/>
    <style:font-face style:name="Times1" svg:font-family="Times" style:font-adornments="Bold" style:font-pitch="variable"/>
    <style:font-face style:name="Times" svg:font-family="Time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none" style:shadow="none" text:number-lines="false" text:line-number="0" style:writing-mode="page"/>
      <style:text-properties style:font-name="Times" fo:font-family="Times" style:font-style-name="Regular" style:font-pitch="variable" fo:font-size="8pt" fo:font-weight="normal" style:font-size-asian="10.5pt"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5.849cm" style:type="center"/>
          <style:tab-stop style:position="1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01cm" fo:margin-bottom="0.101cm" loext:contextual-spacing="false" fo:text-align="end" style:justify-single-word="false" style:page-number="auto" style:writing-mode="page"/>
      <style:text-properties style:font-name="Times1" fo:font-family="Times" style:font-style-name="Bold" style:font-pitch="variable" fo:font-size="10pt" fo:language="zxx" fo:country="none"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lTableContentCorrection" style:family="paragraph" style:parent-style-name="Table_20_Contents" style:master-page-name="">
      <style:paragraph-properties fo:margin-left="0.4cm" fo:margin-right="0cm" style:line-height-at-least="0.42cm" fo:text-align="justify" style:justify-single-word="false" fo:text-indent="-0.4cm" style:auto-text-indent="false" style:page-number="auto" fo:padding="0cm" fo:border="none" style:shadow="none" style:writing-mode="page">
        <style:tab-stops/>
      </style:paragraph-properties>
      <style:text-properties style:font-name="IFAO-Grec Unicode" fo:font-family="'IFAO-Grec Unicode'" style:font-style-name="Regular" style:font-pitch="variable" fo:font-size="10pt" fo:language="zxx" fo:country="none" officeooo:rsid="00142f81" style:font-size-asian="10.5pt"/>
    </style:style>
    <style:style style:name="Footer" style:family="paragraph" style:parent-style-name="Standard" style:class="extra">
      <style:paragraph-properties text:number-lines="false" text:line-number="0">
        <style:tab-stops>
          <style:tab-stop style:position="5.849cm" style:type="center"/>
          <style:tab-stop style:position="11.7cm" style:type="right"/>
        </style:tab-stops>
      </style:paragraph-properties>
    </style:style>
    <style:style style:name="blFooter" style:family="paragraph" style:parent-style-name="Footer">
      <style:paragraph-properties style:writing-mode="page"/>
      <style:text-properties style:font-name="Times" fo:font-family="Times" style:font-style-name="Regular" style:font-pitch="variable" fo:font-size="10pt" fo:language="zxx" fo:country="none" style:font-size-asian="10.5pt"/>
    </style:style>
    <style:style style:name="blh3" style:family="paragraph" style:parent-style-name="Heading_20_3" style:default-outline-level="" style:list-style-name="">
      <style:paragraph-properties fo:margin-top="0.199cm" fo:margin-bottom="0.199cm" loext:contextual-spacing="false" fo:text-align="end" style:justify-single-word="false" style:writing-mode="page"/>
      <style:text-properties style:font-name="Times1" fo:font-family="Times" style:font-style-name="Bold" style:font-pitch="variable" fo:font-size="10pt" fo:language="zxx" fo:country="none"/>
    </style:style>
    <style:style style:name="blTableContentNumber" style:family="paragraph" style:parent-style-name="blTableContentCorrection">
      <style:paragraph-properties fo:margin-left="0cm" fo:margin-right="0cm" fo:text-indent="0cm" style:auto-text-indent="false" style:writing-mode="page"/>
      <style:text-properties fo:font-weight="bold" style:font-size-asian="10.5pt"/>
    </style:style>
    <style:style style:name="blTableContentLine" style:family="paragraph" style:parent-style-name="blTableContentNumber">
      <style:paragraph-properties fo:margin-left="0cm" fo:margin-right="0.049cm" fo:text-align="end" style:justify-single-word="false" fo:text-indent="0cm" style:auto-text-indent="false" style:writing-mode="page"/>
      <style:text-properties fo:font-weight="normal" style:font-size-asian="10.5pt"/>
    </style:style>
    <style:style style:name="blHeader" style:family="paragraph" style:parent-style-name="Header">
      <style:paragraph-properties fo:text-align="end" style:justify-single-word="false" style:shadow="none" style:writing-mode="page"/>
      <style:text-properties style:font-name="Times1" fo:font-family="Times" style:font-style-name="Bold" style:font-pitch="variable" fo:font-size="10pt" fo:language="zxx" fo:country="none" fo:font-weight="bold" officeooo:rsid="00198d4d" style:font-size-asian="10.5pt"/>
    </style:style>
    <style:style style:name="blTableHeadingNumber" style:family="paragraph" style:parent-style-name="Table_20_Heading">
      <style:paragraph-properties fo:text-align="start" style:justify-single-word="false" style:writing-mode="page"/>
      <style:text-properties style:font-size-asian="10.5pt"/>
    </style:style>
    <style:style style:name="blTableHeadingLine" style:family="paragraph" style:parent-style-name="blTableHeadingNumber">
      <style:paragraph-properties fo:text-align="end" style:justify-single-word="false" style:writing-mode="page"/>
      <style:text-properties style:font-size-asian="10.5pt"/>
    </style:style>
    <style:style style:name="blTableContentAllgemeines" style:family="paragraph" style:parent-style-name="blTableContentLine">
      <style:paragraph-properties style:writing-mode="page"/>
      <style:text-properties officeooo:rsid="003753bb"/>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lTableContentPage" style:family="paragraph" style:parent-style-name="blTableContentNumber">
      <style:paragraph-properties style:writing-mode="page"/>
      <style:text-properties fo:font-weight="normal" officeooo:rsid="0060beb5" style:font-size-asian="10.5pt"/>
    </style:style>
    <style:style style:name="blTableHeadingCorrection" style:family="paragraph" style:parent-style-name="blTableHeadingLine">
      <style:paragraph-properties style:writing-mode="page"/>
    </style:style>
    <style:style style:name="blTableHeadingPage" style:family="paragraph" style:parent-style-name="blTableHeadingNumber"/>
    <style:style style:name="Header_20_left" style:display-name="Header left" style:family="paragraph" style:parent-style-name="Standard" style:class="extra">
      <style:paragraph-properties text:number-lines="false" text:line-number="0">
        <style:tab-stops>
          <style:tab-stop style:position="5.849cm" style:type="center"/>
          <style:tab-stop style:position="11.7cm" style:type="right"/>
        </style:tab-stops>
      </style:paragraph-properties>
    </style:style>
    <style:style style:name="blHeaderTableColumn" style:family="text">
      <style:text-properties style:font-name="Times1" fo:font-family="Times" style:font-style-name="Bold" style:font-pitch="variable" fo:font-size="8pt" fo:language="zxx" fo:country="none" fo:font-weight="normal" officeooo:rsid="009a8d7d" style:font-size-asian="8pt" style:font-weight-asian="normal" style:font-size-complex="8pt"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lHeader">
      <style:paragraph-properties>
        <style:tab-stops>
          <style:tab-stop style:position="3.096cm" style:type="right"/>
          <style:tab-stop style:position="11.7cm" style:type="right"/>
        </style:tab-stops>
      </style:paragraph-properties>
      <style:text-properties officeooo:paragraph-rsid="00d11cd8"/>
    </style:style>
    <style:style style:name="MP2" style:family="paragraph" style:parent-style-name="blHeader">
      <style:paragraph-properties fo:text-align="start" style:justify-single-word="false">
        <style:tab-stops>
          <style:tab-stop style:position="2.997cm" style:type="right"/>
          <style:tab-stop style:position="11.7cm" style:type="right"/>
        </style:tab-stops>
      </style:paragraph-properties>
      <style:text-properties officeooo:paragraph-rsid="00a4494d"/>
    </style:style>
    <style:style style:name="MT1" style:family="text">
      <style:text-properties officeooo:rsid="0023dfc3"/>
    </style:style>
    <style:style style:name="MT2" style:family="text"/>
    <style:style style:name="MT3" style:family="text">
      <style:text-properties officeooo:rsid="009a8d7d"/>
    </style:style>
    <style:page-layout style:name="Mpm1" style:page-usage="right">
      <style:page-layout-properties fo:page-width="16cm" fo:page-height="23.999cm" style:num-format="1" style:print-orientation="portrait" fo:margin-top="2.499cm" fo:margin-bottom="1.499cm" fo:margin-left="2cm" fo:margin-right="2.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usage="left">
      <style:page-layout-properties fo:page-width="16cm" fo:page-height="23.999cm" style:num-format="1" style:print-orientation="portrait" fo:margin-top="2.499cm" fo:margin-bottom="1.499cm" fo:margin-left="2.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blHeader"><text:chapter text:display="name" text:outline-level="1"/>; <text:span text:style-name="MT1">xxx; xxx</text:span></text:p>
      </style:header>
      <style:footer>
        <text:p text:style-name="blFooter"><text:tab/>– <text:page-number text:select-page="current">0</text:page-number> –</text:p>
      </style:footer>
    </style:master-page>
    <style:master-page style:name="bl_5f_PageRight" style:display-name="bl_PageRight" style:page-layout-name="Mpm1" style:next-style-name="bl_5f_PageLeft">
      <style:header>
        <text:p text:style-name="blHeader"><text:tab/>Allgemeines</text:p>
      </style:header>
      <style:header-first>
        <text:p text:style-name="MP1"><text:span text:style-name="blHeaderTableColumn">Nr.</text:span><text:span text:style-name="MT3"><text:tab/></text:span><text:span text:style-name="blHeaderTableColumn">Zeile</text:span><text:span text:style-name="MT3"><text:tab/></text:span><text:span text:style-name="MT3"><text:chapter text:display="name" text:outline-level="1">Spezial</text:chapter></text:span><text:subject/></text:p>
      </style:header-first>
      <style:footer>
        <text:p text:style-name="blFooter"><text:tab/>– <text:page-number text:select-page="current">0</text:page-number> –</text:p>
      </style:footer>
      <style:footer-first>
        <text:p text:style-name="blFooter"><text:tab/>– <text:page-number text:select-page="current">3</text:page-number> –</text:p>
      </style:footer-first>
    </style:master-page>
    <style:master-page style:name="bl_5f_PageLeft" style:display-name="bl_PageLeft" style:page-layout-name="Mpm2" style:next-style-name="bl_5f_PageRight">
      <style:header>
        <text:p text:style-name="MP2"><text:span text:style-name="blHeaderTableColumn">Nr.</text:span><text:span text:style-name="MT3"><text:tab/></text:span><text:span text:style-name="blHeaderTableColumn">Zeile</text:span><text:span text:style-name="MT3"><text:tab/></text:span><text:span text:style-name="MT3"><text:title/></text:span><text:span text:style-name="MT3"><text:chapter text:display="name" text:outline-level="1">Publikation</text:chapter></text:span></text:p>
      </style:header>
      <style:footer>
        <text:p text:style-name="blFooter"><text:tab/>– <text:page-number text:select-page="current">2</text:page-number> –</text:p>
      </style:footer>
    </style:master-page>
    <style:master-page style:name="bl_5f_PageFirst" style:display-name="bl_PageFirst" style:page-layout-name="Mpm1" style:next-style-name="bl_5f_PageLeft">
      <style:header>
        <text:p text:style-name="blHeader"><text:tab/>Allgemeines</text:p>
      </style:header>
      <style:footer>
        <text:p text:style-name="blFooter"><text:tab/>–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or Oké</meta:initial-creator>
    <meta:creation-date>2017-05-31T12:20:05.862677000</meta:creation-date>
    <dc:date>2017-06-27T16:07:41.880025000</dc:date>
    <dc:creator>Elor Oké</dc:creator>
    <meta:editing-duration>P1DT37M40S</meta:editing-duration>
    <meta:editing-cycles>165</meta:editing-cycles>
    <meta:generator>LibreOffice/5.2.3.3$MacOSX_X86_64 LibreOffice_project/d54a8868f08a7b39642414cf2c8ef2f228f780cf</meta:generator>
    <meta:document-statistic meta:table-count="4" meta:image-count="0" meta:object-count="0" meta:page-count="3" meta:paragraph-count="80" meta:word-count="710" meta:character-count="4325" meta:non-whitespace-character-count="3678"/>
  </office:meta>
</office:document-meta>
</file>